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P2"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P3"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99ee7" style:font-size-asian="10.5pt" style:font-size-complex="10.5pt"/>
    </style:style>
    <style:style style:name="P4" style:family="paragraph" style:parent-style-name="Footer">
      <style:paragraph-properties fo:text-align="center" style:justify-single-word="false"/>
      <style:text-properties officeooo:rsid="0070bb48" officeooo:paragraph-rsid="0070bb48"/>
    </style:style>
    <style:style style:name="P5" style:family="paragraph" style:parent-style-name="Footer">
      <style:paragraph-properties fo:text-align="center" style:justify-single-word="false"/>
      <style:text-properties officeooo:rsid="0070bb48" officeooo:paragraph-rsid="01199ee7"/>
    </style:style>
    <style:style style:name="P6" style:family="paragraph" style:parent-style-name="Text_20_body">
      <style:paragraph-properties fo:margin-left="0in" fo:margin-right="0in" fo:text-indent="0in" style:auto-text-indent="false"/>
      <style:text-properties fo:font-size="9pt" fo:font-style="italic" officeooo:rsid="00200f36" officeooo:paragraph-rsid="005de581" style:font-size-asian="9pt" style:font-style-asian="italic" style:font-size-complex="9pt" style:font-style-complex="italic"/>
    </style:style>
    <style:style style:name="P7" style:family="paragraph" style:parent-style-name="Subheading_20_2">
      <style:paragraph-properties fo:margin-left="0in" fo:margin-right="0in" fo:text-indent="0in" style:auto-text-indent="false"/>
      <style:text-properties fo:font-size="12pt" officeooo:paragraph-rsid="005de581" style:font-size-asian="12pt" style:font-size-complex="12pt"/>
    </style:style>
    <style:style style:name="P8" style:family="paragraph" style:parent-style-name="Div">
      <style:text-properties officeooo:rsid="002a4bf4" officeooo:paragraph-rsid="005de581"/>
    </style:style>
    <style:style style:name="P9" style:family="paragraph" style:parent-style-name="HorLineThick">
      <style:text-properties officeooo:paragraph-rsid="005de581"/>
    </style:style>
    <style:style style:name="P10" style:family="paragraph" style:parent-style-name="Text_20_body">
      <style:paragraph-properties fo:margin-left="0in" fo:margin-right="0in" fo:text-indent="0in" style:auto-text-indent="false"/>
      <style:text-properties style:font-name="Liberation Serif" fo:font-size="12pt" fo:font-weight="normal" officeooo:rsid="0036b9ba" officeooo:paragraph-rsid="005de581" style:font-name-asian="Noto Sans CJK SC" style:font-size-asian="12pt" style:font-weight-asian="normal" style:font-name-complex="Lohit Devanagari1" style:font-size-complex="12pt" style:font-weight-complex="normal"/>
    </style:style>
    <style:style style:name="P11" style:family="paragraph" style:parent-style-name="Horizontal_20_Line">
      <style:text-properties fo:font-size="8pt" officeooo:paragraph-rsid="005de581" style:font-size-asian="8pt" style:font-size-complex="8pt"/>
    </style:style>
    <style:style style:name="P12" style:family="paragraph" style:parent-style-name="Text_20_body">
      <style:text-properties fo:font-size="8pt" officeooo:paragraph-rsid="005de581" style:font-size-asian="8pt" style:font-size-complex="8pt"/>
    </style:style>
    <style:style style:name="P13" style:family="paragraph" style:parent-style-name="Subheading_20_2">
      <style:paragraph-properties fo:margin-left="0in" fo:margin-right="0in" fo:text-indent="0in" style:auto-text-indent="false"/>
      <style:text-properties officeooo:rsid="00dd7032" officeooo:paragraph-rsid="00dd7032"/>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Figure_20_Index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4">
      <style:paragraph-properties>
        <style:tab-stops>
          <style:tab-stop style:position="6.1028in" style:type="right" style:leader-style="dotted" style:leader-text="."/>
        </style:tab-stops>
      </style:paragraph-properties>
    </style:style>
    <style:style style:name="P19" style:family="paragraph" style:parent-style-name="Contents_20_Heading">
      <style:text-properties fo:font-weight="normal" style:font-weight-asian="normal" style:font-weight-complex="normal"/>
    </style:style>
    <style:style style:name="P20" style:family="paragraph" style:parent-style-name="Figure_20_Index_20_Heading">
      <style:text-properties fo:font-weight="normal" style:font-weight-asian="normal" style:font-weight-complex="normal"/>
    </style:style>
    <style:style style:name="P21" style:family="paragraph" style:parent-style-name="Keywords">
      <style:paragraph-properties fo:margin-top="0.0398in" fo:margin-bottom="0.0398in" style:contextual-spacing="false"/>
      <style:text-properties fo:font-style="italic" officeooo:rsid="00dd7032" officeooo:paragraph-rsid="00dd7032" style:font-style-asian="italic" style:font-style-complex="italic"/>
    </style:style>
    <style:style style:name="P22" style:family="paragraph" style:parent-style-name="Div">
      <style:paragraph-properties fo:margin-top="0.1189in" fo:margin-bottom="0.1189in" style:contextual-spacing="false"/>
      <style:text-properties fo:font-size="20pt" fo:font-weight="bold" officeooo:rsid="01193f29" officeooo:paragraph-rsid="01193f29" style:font-size-asian="20pt" style:font-weight-asian="bold" style:font-size-complex="20pt" style:font-weight-complex="bold"/>
    </style:style>
    <style:style style:name="P23" style:family="paragraph" style:parent-style-name="Text_20_body">
      <style:paragraph-properties fo:break-before="column"/>
      <style:text-properties officeooo:paragraph-rsid="0113aa35"/>
    </style:style>
    <style:style style:name="P24" style:family="paragraph" style:parent-style-name="Horizontal_20_Line" style:master-page-name="_31_">
      <style:paragraph-properties style:page-number="auto"/>
      <style:text-properties officeooo:paragraph-rsid="005de581"/>
    </style:style>
    <style:style style:name="P25" style:family="paragraph" style:parent-style-name="Contents_20_1">
      <style:paragraph-properties>
        <style:tab-stops>
          <style:tab-stop style:position="6.6925in" style:type="right" style:leader-style="dotted" style:leader-text="."/>
        </style:tab-stops>
      </style:paragraph-properties>
    </style:style>
    <style:style style:name="P26" style:family="paragraph" style:parent-style-name="Contents_20_2">
      <style:paragraph-properties>
        <style:tab-stops>
          <style:tab-stop style:position="6.4957in" style:type="right" style:leader-style="dotted" style:leader-text="."/>
        </style:tab-stops>
      </style:paragraph-properties>
    </style:style>
    <style:style style:name="P27" style:family="paragraph" style:parent-style-name="Contents_20_3">
      <style:paragraph-properties>
        <style:tab-stops>
          <style:tab-stop style:position="6.2984in" style:type="right" style:leader-style="dotted" style:leader-text="."/>
        </style:tab-stops>
      </style:paragraph-properties>
    </style:style>
    <style:style style:name="P28" style:family="paragraph" style:parent-style-name="Heading_20_1" style:list-style-name="">
      <style:paragraph-properties fo:text-align="start" style:justify-single-word="false" fo:break-before="page"/>
      <style:text-properties officeooo:rsid="00e2b933" officeooo:paragraph-rsid="00e2b933"/>
    </style:style>
    <style:style style:name="P29" style:family="paragraph" style:parent-style-name="Heading_20_1">
      <style:paragraph-properties fo:break-before="page"/>
    </style:style>
    <style:style style:name="P30" style:family="paragraph" style:parent-style-name="Heading_20_2">
      <style:text-properties style:font-name="Liberation Serif" fo:font-size="16pt" fo:font-weight="normal" officeooo:rsid="0113a9f8" officeooo:paragraph-rsid="0113a9f8" style:font-name-asian="Noto Sans CJK SC" style:font-size-asian="16pt" style:font-weight-asian="normal" style:font-name-complex="Lohit Devanagari1" style:font-size-complex="16pt" style:font-weight-complex="normal"/>
    </style:style>
    <style:style style:name="P31" style:family="paragraph" style:parent-style-name="Heading_20_2">
      <style:text-properties officeooo:rsid="01199ee7" officeooo:paragraph-rsid="01199ee7"/>
    </style:style>
    <style:style style:name="P32" style:family="paragraph" style:parent-style-name="Text_20_body" style:list-style-name="">
      <style:paragraph-properties fo:margin-left="0in" fo:margin-right="0in" fo:text-align="start" style:justify-single-word="false" fo:text-indent="0in" style:auto-text-indent="false"/>
      <style:text-properties officeooo:paragraph-rsid="00e2b933"/>
    </style:style>
    <style:style style:name="P33" style:family="paragraph" style:parent-style-name="Text_20_body" style:list-style-name="L4">
      <style:paragraph-properties fo:text-align="start" style:justify-single-word="false" fo:text-indent="0in" style:auto-text-indent="false"/>
      <style:text-properties officeooo:paragraph-rsid="011b0463"/>
    </style:style>
    <style:style style:name="P34" style:family="paragraph" style:parent-style-name="Text_20_body" style:list-style-name="L1"/>
    <style:style style:name="P35" style:family="paragraph" style:parent-style-name="Text_20_body" style:list-style-name="L1">
      <style:text-properties officeooo:paragraph-rsid="01199ee7"/>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paragraph-properties fo:margin-left="0in" fo:margin-right="0in" fo:text-indent="0in" style:auto-text-indent="false"/>
    </style:style>
    <style:style style:name="P39" style:family="paragraph" style:parent-style-name="Text_20_body" style:list-style-name="L4">
      <style:text-properties fo:font-weight="bold"/>
    </style:style>
    <style:style style:name="P40" style:family="paragraph" style:parent-style-name="Text_20_body" style:list-style-name="L8">
      <style:text-properties fo:font-weight="bold"/>
    </style:style>
    <style:style style:name="P41" style:family="paragraph" style:parent-style-name="Text_20_body" style:list-style-name="L9">
      <style:text-properties fo:font-weight="bold"/>
    </style:style>
    <style:style style:name="P42" style:family="paragraph" style:parent-style-name="Text_20_body" style:list-style-name="L10">
      <style:text-properties fo:font-weight="bold"/>
    </style:style>
    <style:style style:name="P43" style:family="paragraph" style:parent-style-name="Text_20_body" style:list-style-name="L12">
      <style:text-properties fo:font-weight="bold"/>
    </style:style>
    <style:style style:name="P44" style:family="paragraph" style:parent-style-name="Text_20_body" style:list-style-name="L14">
      <style:text-properties fo:font-weight="bold"/>
    </style:style>
    <style:style style:name="P45" style:family="paragraph" style:parent-style-name="Text_20_body" style:list-style-name="L4">
      <style:paragraph-properties fo:margin-left="0in" fo:margin-right="0in" fo:text-align="start" style:justify-single-word="false" fo:text-indent="0in" style:auto-text-indent="false"/>
      <style:text-properties fo:font-style="italic"/>
    </style:style>
    <style:style style:name="P46" style:family="paragraph" style:parent-style-name="Text_20_body" style:list-style-name="L4">
      <style:paragraph-properties fo:text-align="start" style:justify-single-word="false" fo:text-indent="0in" style:auto-text-indent="false"/>
      <style:text-properties fo:font-style="italic" officeooo:paragraph-rsid="011b0463"/>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text-properties officeooo:paragraph-rsid="0120751f"/>
    </style:style>
    <style:style style:name="P58" style:family="paragraph" style:parent-style-name="Text_20_body">
      <style:paragraph-properties fo:text-indent="0in" style:auto-text-indent="false"/>
      <style:text-properties officeooo:paragraph-rsid="0120751f"/>
    </style:style>
    <style:style style:name="T1" style:family="text">
      <style:text-properties style:font-name="FreeMono" fo:font-size="9pt" fo:font-style="italic" style:font-size-asian="9pt" style:font-style-asian="italic" style:font-size-complex="9pt" style:font-style-complex="italic"/>
    </style:style>
    <style:style style:name="T2" style:family="text">
      <style:text-properties style:font-name="FreeMono" fo:font-size="9pt" fo:font-style="italic" officeooo:rsid="00de4658" style:font-size-asian="9pt" style:font-style-asian="italic" style:font-size-complex="9pt" style:font-style-complex="italic"/>
    </style:style>
    <style:style style:name="T3" style:family="text">
      <style:text-properties style:font-name="FreeMono" fo:font-size="9pt" fo:font-style="italic" officeooo:rsid="003f9c13" style:font-size-asian="9pt" style:font-style-asian="italic" style:font-size-complex="9pt" style:font-style-complex="italic"/>
    </style:style>
    <style:style style:name="T4" style:family="text">
      <style:text-properties style:font-name="FreeMono" fo:font-size="9pt" fo:font-style="italic" officeooo:rsid="00de3318" style:font-size-asian="9pt" style:font-style-asian="italic" style:font-size-complex="9pt" style:font-style-complex="italic"/>
    </style:style>
    <style:style style:name="T5" style:family="text">
      <style:text-properties style:font-name="FreeMono" fo:font-size="9pt" fo:font-style="italic" officeooo:rsid="01199ee7" style:font-size-asian="9pt" style:font-style-asian="italic" style:font-size-complex="9pt" style:font-style-complex="italic"/>
    </style:style>
    <style:style style:name="T6" style:family="text">
      <style:text-properties officeooo:rsid="01199ee7"/>
    </style:style>
    <style:style style:name="T7" style:family="text">
      <style:text-properties style:font-name="Liberation Serif" fo:font-size="10pt" fo:font-weight="normal" officeooo:rsid="002f3ed0" style:font-size-asian="10pt" style:font-weight-asian="normal" style:font-size-complex="10pt" style:font-weight-complex="normal"/>
    </style:style>
    <style:style style:name="T8" style:family="text">
      <style:text-properties officeooo:rsid="001f9735"/>
    </style:style>
    <style:style style:name="T9" style:family="text">
      <style:text-properties fo:color="#111111" loext:opacity="100%" style:font-name="DejaVu Serif" fo:text-shadow="none" officeooo:rsid="001f9735"/>
    </style:style>
    <style:style style:name="T10" style:family="text">
      <style:text-properties fo:font-size="9pt" fo:font-style="italic" style:font-size-asian="9pt" style:font-style-asian="italic" style:font-size-complex="9pt" style:font-style-complex="italic"/>
    </style:style>
    <style:style style:name="T11" style:family="text">
      <style:text-properties fo:font-size="9pt" fo:font-style="italic" officeooo:rsid="00efdf8d" style:font-size-asian="9pt" style:font-style-asian="italic" style:font-size-complex="9pt" style:font-style-complex="italic"/>
    </style:style>
    <style:style style:name="T12" style:family="text">
      <style:text-properties officeooo:rsid="00f0802d"/>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11fdc05"/>
    </style:style>
    <style:style style:name="T16" style:family="text">
      <style:text-properties officeooo:rsid="01193f29"/>
    </style:style>
    <style:style style:name="T17" style:family="text">
      <style:text-properties fo:font-style="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officeooo:rsid="011b0463"/>
    </style:style>
    <style:style style:name="T23" style:family="text">
      <style:text-properties officeooo:rsid="011e47eb"/>
    </style:style>
    <style:style style:name="Sect1" style:family="section">
      <style:section-properties text:dont-balance-text-columns="false" style:editable="false">
        <style:columns fo:column-count="2">
          <style:column style:rel-width="2448*" fo:start-indent="0in" fo:end-indent="0.098in"/>
          <style:column style:rel-width="7190*" fo:start-indent="0.098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2">Propuesta de proyecto</text:p>
      <text:p text:style-name="P8">Universidad Europea - <text:a xlink:type="simple" xlink:href="https://universidadeuropea.com/" text:style-name="Internet_20_link" text:visited-style-name="Visited_20_Internet_20_Link"><text:span text:style-name="T7">https://universidadeuropea.com/</text:span></text:a></text:p>
      <text:p text:style-name="P9"><text:s/></text:p>
      <text:h text:style-name="P30" text:outline-level="2"><text:bookmark-start text:name="__RefHeading___Toc5506_1985991393"/>Sistema de Inferencia de Vertidos en Ríos usando Simulación Hidrodinámica Acelerada y DeepONet<text:bookmark-end text:name="__RefHeading___Toc5506_1985991393"/></text:h>
      <text:p text:style-name="P10">Duo Xu Ye, <text:span text:style-name="T16">Tadeo Adrián Troncoso Taraborreli, Víctor Pablo Velayos Velayos</text:span></text:p>
      <text:p text:style-name="P11">Universidad Europea de Madrid, C/Tajo, s/n, Villaviciosa de Odón, Madrid 28670, España</text:p>
      <text:p text:style-name="P12"/>
      <text:section text:style-name="Sect1" text:name="Section1">
        <text:p text:style-name="P7"><text:span text:style-name="T8">INFORMACI</text:span><text:span text:style-name="T9">ÓN</text:span></text:p>
        <text:p text:style-name="P13">RESUMEN</text:p>
      </text:section>
      <text:section text:style-name="Sect1" text:name="Section3">
        <text:p text:style-name="P6">Palabras clave:</text:p>
        <text:p text:style-name="P21">Problema Inverso (Inverse Problem)</text:p>
        <text:p text:style-name="P21">DeepONet (Deep Operator Network)</text:p>
        <text:p text:style-name="P21">Gemelo Digital (Digital Twin)</text:p>
        <text:p text:style-name="P21">Detección de Vertidos</text:p>
        <text:p text:style-name="P21">Problemas Mal Condicionados (Ill-Posed Problems)</text:p>
        <text:p text:style-name="P21">Generación de Datos Sintéticos</text:p>
        <text:p text:style-name="P21">Simulación Hidrodinámica</text:p>
        <text:p text:style-name="P21">Transporte de Contaminantes</text:p>
        <text:p text:style-name="P21">CUDA / GPGPU</text:p>
        <text:p text:style-name="P21">Computación de Alto Rendimiento (HPC)</text:p>
        <text:p text:style-name="P21">Calibración de Modelos</text:p>
        <text:p text:style-name="P21">Aprendizaje de Operadores (Operator Learning)</text:p>
        <text:p text:style-name="P21">Java / JNI</text:p>
        <text:p text:style-name="P21">Paralelismo (Embarrassingly Parallel)</text:p>
        <text:p text:style-name="P23">La presente propuesta describe un proyecto de investigación computacional orientado a la identificación y localización de eventos de vertido no autorizados en sistemas fluviales. El objetivo central es el desarrollo de una Red de Operador Profundo (DeepONet) diseñada para resolver el problema inverso.</text:p>
        <text:p text:style-name="Text_20_body">Este problema es intrínsecamente mal condicionado (<text:span text:style-name="T17">ill-posed</text:span>), ya que busca inferir un campo de fuentes de contaminantes de alta dimensionalidad (con más de 1.800 puntos de vertido autorizados identificados, más un número indefinido de fuentes no registradas) a partir de datos de sensores espacialmente dispersos y de baja dimensionalidad (32 estaciones de medición). El DeepONet se empleará para aprender el operador inverso, mapeando la función de respuesta temporal de los sensores (Branch Net) a la función espacial que describe la localización e intensidad del vertido (Trunk Net).</text:p>
        <text:p text:style-name="Text_20_body">Ante la escasez de datos empíricos etiquetados, la metodología se fundamenta en la generación de un conjunto de datos sintético a gran escala. Este se producirá mediante un "gemelo digital" que acopla un simulador hidrodinámico (basado en la ecuación de Manning) con un modelo de transporte de contaminantes (advección-difusión-reacción). Un componente crítico es la <text:span text:style-name="T21">calibración del estado base</text:span> de dicho gemelo, para la cual se realizará un análisis de datos que integra series temporales (calidad del agua y aforo de la CHT) con datos geoespaciales (censo de vertidos). La viabilidad computacional para generar miles de escenarios se garantiza mediante una aceleración masiva en C++/CUDA, posible gracias a la naturaleza <text:span text:style-name="T21">"vergonzosamente paralelizable" (</text:span><text:span text:style-name="T20">embarrassingly parallel</text:span><text:span text:style-name="T21">) </text:span>de los cálculos hidrodinámicos. Todo el proceso es orquestado desde una aplicación principal en Java a través de JNI.</text:p>
        <text:p text:style-name="P57">Este enfoque híbrido, que combina la simulación física de alto rendimiento con el aprendizaje de operadores, permitirá crear un sistema robusto de inferencia capaz de localizar eventos de contaminación en tiempo casi real, superando las limitaciones de los sistemas de monitorización actuales.</text:p>
        <text:p text:style-name="P58"><text:span text:style-name="T11"/></text:p>
        <text:p text:style-name="P58"><text:span text:style-name="T11">Duo Xu Ye – </text:span><text:a xlink:type="simple" xlink:href="mailto:duo@pemail.es" text:style-name="Internet_20_link" text:visited-style-name="Visited_20_Internet_20_Link"><text:span text:style-name="T11">duo@pemail.es</text:span></text:a><text:span text:style-name="T11"> </text:span></text:p>
        <text:p text:style-name="P58">Revisada <text:span text:style-name="T6">el 22 de octubre 2025</text:span></text:p>
      </text:section>
      <text:h text:style-name="P28" text:outline-level="1"><text:bookmark-start text:name="__RefHeading___Toc5510_1985991393"/>Índice<text:span text:style-name="T12">s</text:span><text:bookmark-end text:name="__RefHeading___Toc5510_1985991393"/></text:h>
      <text:table-of-content text:style-name="Sect2"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Índice de contenidos</text:p>
          </text:index-title>
          <text:p text:style-name="P26"><text:a xlink:type="simple" xlink:href="#__RefHeading___Toc5506_1985991393" text:style-name="Index_20_Link" text:visited-style-name="Index_20_Link">Sistema de Inferencia de Vertidos en Ríos usando Simulación Hidrodinámica Acelerada y DeepONet<text:tab/>1</text:a></text:p>
          <text:p text:style-name="P25"><text:a xlink:type="simple" xlink:href="#__RefHeading___Toc5510_1985991393" text:style-name="Index_20_Link" text:visited-style-name="Index_20_Link">Índices<text:tab/>2</text:a></text:p>
          <text:p text:style-name="P25"><text:a xlink:type="simple" xlink:href="#__RefHeading___Toc1991_2650771284" text:style-name="Index_20_Link" text:visited-style-name="Index_20_Link">Objetivo General y Objetivos Específicos<text:tab/>4</text:a></text:p>
          <text:p text:style-name="P26"><text:a xlink:type="simple" xlink:href="#__RefHeading___Toc1993_2650771284" text:style-name="Index_20_Link" text:visited-style-name="Index_20_Link">Objetivo general<text:tab/>4</text:a></text:p>
          <text:p text:style-name="P26"><text:a xlink:type="simple" xlink:href="#__RefHeading___Toc1995_2650771284" text:style-name="Index_20_Link" text:visited-style-name="Index_20_Link">Objetivos específicos<text:tab/>4</text:a></text:p>
          <text:p text:style-name="P25"><text:a xlink:type="simple" xlink:href="#__RefHeading___Toc1997_2650771284" text:style-name="Index_20_Link" text:visited-style-name="Index_20_Link">Descripción del Problema y Contexto<text:tab/>4</text:a></text:p>
          <text:p text:style-name="P26"><text:a xlink:type="simple" xlink:href="#__RefHeading___Toc1999_2650771284" text:style-name="Index_20_Link" text:visited-style-name="Index_20_Link">Un Desafío Inverso y Mal Condicionado<text:tab/>4</text:a></text:p>
          <text:p text:style-name="P26"><text:a xlink:type="simple" xlink:href="#__RefHeading___Toc2001_2650771284" text:style-name="Index_20_Link" text:visited-style-name="Index_20_Link">Relevancia y Justificación del Proyecto<text:tab/>5</text:a></text:p>
          <text:p text:style-name="P26"><text:a xlink:type="simple" xlink:href="#__RefHeading___Toc2003_2650771284" text:style-name="Index_20_Link" text:visited-style-name="Index_20_Link">Solución Esperada y Beneficiarios<text:tab/>5</text:a></text:p>
          <text:p text:style-name="P25"><text:a xlink:type="simple" xlink:href="#__RefHeading___Toc2005_2650771284" text:style-name="Index_20_Link" text:visited-style-name="Index_20_Link">Fuentes de datos y justificación de su elección<text:tab/>5</text:a></text:p>
          <text:p text:style-name="P26"><text:a xlink:type="simple" xlink:href="#__RefHeading___Toc2007_2650771284" text:style-name="Index_20_Link" text:visited-style-name="Index_20_Link">Datos Observados (Para Calibración y Contextualización)<text:tab/>5</text:a></text:p>
          <text:p text:style-name="P26"><text:a xlink:type="simple" xlink:href="#__RefHeading___Toc2009_2650771284" text:style-name="Index_20_Link" text:visited-style-name="Index_20_Link">Datos Sintéticos (Para Entrenamiento del DeepONet)<text:tab/>6</text:a></text:p>
          <text:p text:style-name="P27"><text:a xlink:type="simple" xlink:href="#__RefHeading___Toc2011_2650771284" text:style-name="Index_20_Link" text:visited-style-name="Index_20_Link">Fuente y Justificación<text:tab/>6</text:a></text:p>
          <text:p text:style-name="P27"><text:a xlink:type="simple" xlink:href="#__RefHeading___Toc2013_2650771284" text:style-name="Index_20_Link" text:visited-style-name="Index_20_Link">Descripción del Contenido<text:tab/>6</text:a></text:p>
          <text:p text:style-name="P25"><text:a xlink:type="simple" xlink:href="#__RefHeading___Toc2015_2650771284" text:style-name="Index_20_Link" text:visited-style-name="Index_20_Link">Metodología prevista<text:tab/>7</text:a></text:p>
          <text:p text:style-name="P27"><text:a xlink:type="simple" xlink:href="#__RefHeading___Toc2017_2650771284" text:style-name="Index_20_Link" text:visited-style-name="Index_20_Link">Fases del Proceso<text:tab/>7</text:a></text:p>
          <text:p text:style-name="P27"><text:a xlink:type="simple" xlink:href="#__RefHeading___Toc2019_2650771284" text:style-name="Index_20_Link" text:visited-style-name="Index_20_Link">Metodología del Gemelo Digital (OE1)<text:tab/>7</text:a></text:p>
          <text:p text:style-name="P27"><text:a xlink:type="simple" xlink:href="#__RefHeading___Toc2021_2650771284" text:style-name="Index_20_Link" text:visited-style-name="Index_20_Link">Metodología de Modelado (OE4)<text:tab/>8</text:a></text:p>
          <text:p text:style-name="P25"><text:a xlink:type="simple" xlink:href="#__RefHeading___Toc2023_2650771284" text:style-name="Index_20_Link" text:visited-style-name="Index_20_Link">Herramientas y Tecnologías<text:tab/>9</text:a></text:p>
          <text:p text:style-name="P27"><text:a xlink:type="simple" xlink:href="#__RefHeading___Toc2025_2650771284" text:style-name="Index_20_Link" text:visited-style-name="Index_20_Link">Herramientas y Tecnologías<text:tab/>9</text:a></text:p>
          <text:p text:style-name="P27"><text:a xlink:type="simple" xlink:href="#__RefHeading___Toc2027_2650771284" text:style-name="Index_20_Link" text:visited-style-name="Index_20_Link">Justificación de la Elección (No-Python)<text:tab/>10</text:a></text:p>
          <text:p text:style-name="P25"><text:a xlink:type="simple" xlink:href="#__RefHeading___Toc2029_2650771284" text:style-name="Index_20_Link" text:visited-style-name="Index_20_Link">Plan de Trabajo y Roles del Equipo<text:tab/>11</text:a></text:p>
          <text:p text:style-name="P27"><text:a xlink:type="simple" xlink:href="#__RefHeading___Toc2031_2650771284" text:style-name="Index_20_Link" text:visited-style-name="Index_20_Link">Contexto Multi-Asignatura del Proyecto<text:tab/>11</text:a></text:p>
          <text:p text:style-name="P26"><text:a xlink:type="simple" xlink:href="#__RefHeading___Toc2033_2650771284" text:style-name="Index_20_Link" text:visited-style-name="Index_20_Link">Roles del Equipo (Para "Proyecto de Computación I")<text:tab/>11</text:a></text:p>
          <text:p text:style-name="P27"><text:a xlink:type="simple" xlink:href="#__RefHeading___Toc2035_2650771284" text:style-name="Index_20_Link" text:visited-style-name="Index_20_Link">Ampliación del Alcance de Análisis de Datos<text:tab/>11</text:a></text:p>
          <text:p text:style-name="P27"><text:a xlink:type="simple" xlink:href="#__RefHeading___Toc2037_2650771284" text:style-name="Index_20_Link" text:visited-style-name="Index_20_Link">Plan de Trabajo (Cronograma de 8 Semanas para Análisis de Datos)<text:tab/>12</text:a></text:p>
        </text:index-body>
      </text:table-of-content>
      <text:h text:style-name="P32" text:outline-level="1"/>
      <text:h text:style-name="P29" text:outline-level="1"><text:bookmark-start text:name="__RefHeading___Toc1991_2650771284"/>Objetivo General y Objetivos Específicos<text:bookmark-end text:name="__RefHeading___Toc1991_2650771284"/></text:h>
      <text:h text:style-name="Heading_20_2" text:outline-level="2"><text:bookmark-start text:name="__RefHeading___Toc1993_2650771284"/>Objetivo general<text:bookmark-end text:name="__RefHeading___Toc1993_2650771284"/></text:h>
      <text:p text:style-name="Text_20_body">Desarrollar e implementar un modelo de aprendizaje profundo, basado en una arquitectura <text:span text:style-name="T13">DeepONet (Red de Operador Profundo)</text:span>, capaz de resolver el problema inverso de la detección de vertidos en sistemas fluviales. El sistema inferirá un "mapa de calor" de la localización e intensidad de un evento de vertido en tiempo casi real, utilizando como única entrada los datos de series temporales de la red de sensores de calidad del agua existente (32 estaciones).</text:p>
      <text:h text:style-name="P31" text:outline-level="2"><text:bookmark-start text:name="__RefHeading___Toc1995_2650771284"/>Objetivos específicos<text:bookmark-end text:name="__RefHeading___Toc1995_2650771284"/></text:h>
      <text:list text:style-name="L1">
        <text:list-item>
          <text:p text:style-name="P35"><text:span text:style-name="T13">OE1: Desarrollo del Gemelo Digital.</text:span> Construir un simulador de alto rendimiento que acople un modelo hidrodinámico (basado en la ecuación de Manning) con un modelo de transporte de contaminantes (advección-difusión-reacción). La arquitectura combinará Java (orquestación), C++ (lógica nativa) y CUDA (paralelización de cómputo en GPU) vía JNI.</text:p>
        </text:list-item>
        <text:list-item>
          <text:p text:style-name="P34"><text:span text:style-name="T13">OE2: Adquisición y Análisis de Datos para Calibración.</text:span> Obtener y procesar datos reales de la Confederación Hidrográfica del Tajo (CHT), incluyendo series temporales de calidad del agua (SAICA) y aforos (SAIH) mediante <text:span text:style-name="T17">web scraping</text:span>, y datos geoespaciales del Censo de Vertidos Autorizados (+1800 puntos). Estos datos se analizarán para calibrar el estado base del gemelo digital.</text:p>
        </text:list-item>
        <text:list-item>
          <text:p text:style-name="P34"><text:span text:style-name="T13">OE3: Generación de Dataset Sintético.</text:span> Utilizar el gemelo digital acelerado por GPU para generar un dataset sintético a gran escala (target: &gt;100.000 muestras). Cada muestra consistirá en un par: (a) la función de respuesta temporal de los 32 sensores y (b) la función espacial del vertido que la originó.</text:p>
        </text:list-item>
        <text:list-item>
          <text:p text:style-name="P34"><text:span text:style-name="T13">OE4: Entrenamiento y Validación del DeepONet.</text:span> Diseñar, implementar y entrenar el modelo DeepONet sobre el dataset sintético. El modelo aprenderá el mapeo del operador inverso (de lecturas de sensor a mapa de vertido). Se validará su precisión y capacidad de generalización contra un conjunto de prueba reservado.</text:p>
        </text:list-item>
        <text:list-item>
          <text:p text:style-name="P34"><text:span text:style-name="T13">OE5: Desarrollo de un Prototipo Funcional.</text:span> Desarrollar la interfaz de usuario principal como una aplicación web (Dashboard y configurador de ríos) usando <text:span text:style-name="T13">React.js</text:span>. Para la entrega de este proyecto, se integrará dicha aplicación web dentro de un contenedor de escritorio <text:span text:style-name="T13">JavaFX (OpenJFX 25)</text:span>, utilizando su componente <text:span text:style-name="T13">WebView</text:span> para enlazar la interfaz web con el <text:span text:style-name="T17">backend</text:span> de simulación Java.</text:p>
        </text:list-item>
      </text:list>
      <text:h text:style-name="Heading_20_1" text:outline-level="1"><text:bookmark-start text:name="__RefHeading___Toc1997_2650771284"/>Descripción del Problema y Contexto<text:bookmark-end text:name="__RefHeading___Toc1997_2650771284"/></text:h>
      <text:h text:style-name="Heading_20_2" text:outline-level="2"><text:bookmark-start text:name="__RefHeading___Toc1999_2650771284"/>Un Desafío Inverso y Mal Condicionado<text:bookmark-end text:name="__RefHeading___Toc1999_2650771284"/></text:h>
      <text:p text:style-name="Text_20_body">La identificación y localización de eventos de vertido no autorizados o accidentales en grandes cuencas fluviales es un problema inverso de alta complejidad técnica. Cuando una estación de medición aguas abajo detecta una anomalía en la calidad del agua (el efecto), el contaminante (la causa) ya ha sido transportado, mezclado y difundido por el flujo del río durante un periodo de tiempo desconocid<text:span text:style-name="T22">o.</text:span></text:p>
      <text:p text:style-name="Text_20_body">Este desafío se magnifica al ser un problema intrínsecamente <text:span text:style-name="T21">mal condicionado (</text:span><text:span text:style-name="T20">ill-posed</text:span><text:span text:style-name="T21">)</text:span><text:span text:style-name="T14">.</text:span> En el caso de estudio de la cuenca del Tajo, se dispone de un número muy limitado de puntos de observación (aprox. <text:span text:style-name="T21">32 estaciones</text:span> de calidad del agua) para inferir un campo de fuentes de alta dimensionalidad (más de <text:span text:style-name="T21">1.800 puntos</text:span> de vertido autorizado conocidos, más un número indefinido de focos ilegales). Con los métodos actuales, es computacional y logísticamente inviable determinar el origen del vertido con la rapidez necesaria.</text:p>
      <text:h text:style-name="Heading_20_2" text:outline-level="2"><text:bookmark-start text:name="__RefHeading___Toc2001_2650771284"/><text:soft-page-break/>Relevancia y Justificación del Proyecto<text:bookmark-end text:name="__RefHeading___Toc2001_2650771284"/></text:h>
      <text:p text:style-name="Text_20_body">La relevancia de este proyecto es triple:</text:p>
      <text:list text:style-name="L2">
        <text:list-item>
          <text:p text:style-name="P36">Relevancia Social y Ambiental: La contaminación fluvial tiene un impacto directo e inmediato en la salud pública (afectando la potabilidad del agua) y en la integridad de los ecosistemas acuáticos. Una detección rápida es fundamental para activar alertas y proteger los puntos de captación de agua.</text:p>
        </text:list-item>
        <text:list-item>
          <text:p text:style-name="P36">Relevancia Operativa (Utilidad): Los organismos de gestión de cuencas carecen de herramientas proactivas. Actualmente, la detección es reactiva, lo que retrasa las medidas correctoras, incrementa el coste de la remediación y dificulta enormemente la imputación de responsabilidades</text:p>
        </text:list-item>
        <text:list-item>
          <text:p text:style-name="P36">Relevancia Técnica y Científica: Abordar un problema físico <text:span text:style-name="T17">ill-posed</text:span> mediante el aprendizaje de operadores (DeepONet), en lugar de con métodos de asimilación de datos tradicionales (que serían demasiado lentos), representa un enfoque novedoso y puntero en la aplicación de la IA.</text:p>
        </text:list-item>
      </text:list>
      <text:h text:style-name="Heading_20_2" text:outline-level="2"><text:bookmark-start text:name="__RefHeading___Toc2003_2650771284"/>Solución Esperada y Beneficiarios<text:bookmark-end text:name="__RefHeading___Toc2003_2650771284"/></text:h>
      <text:p text:style-name="Text_20_body">La solución esperada es un <text:span text:style-name="T13">sistema de soporte a la decisión (DSS)</text:span> basado en el modelo DeepONet entrenado. El sistema se activará <text:span text:style-name="T21">automáticamente mediante alertas</text:span> (por ejemplo, al detectar anomalías o valores fuera de rango en la telemetría de los sensores).</text:p>
      <text:p text:style-name="Text_20_body">Una vez activado, el sistema ingerirá las series temporales recientes de las 32 estaciones y generará, en tiempo casi real, un "mapa de calor" probabilístico sobre el dominio del río. Este mapa identificará las zonas de origen del vertido más probables y su intensidad estimada, permitiendo una respuesta inmediata y focalizada.</text:p>
      <text:p text:style-name="Text_20_body">Los <text:span text:style-name="T13">beneficiarios directos</text:span> de esta solución son:</text:p>
      <text:list text:style-name="L3">
        <text:list-item>
          <text:p text:style-name="P37"><text:span text:style-name="T13">Organismos de Gestión de Cuencas:</text:span> Como la <text:span text:style-name="T13">Confederación Hidrográfica del Tajo (CHT)</text:span>, que podrá optimizar sus recursos de inspección, dirigiéndolos inmediatamente a la zona de alta probabilidad tras recibir una alerta.</text:p>
        </text:list-item>
        <text:list-item>
          <text:p text:style-name="P37"><text:span text:style-name="T13">Servicios de Protección Ambiental:</text:span> Como el <text:span text:style-name="T13">SEPRONA</text:span>, al disponer de una herramienta que agiliza la investigación y la recopilación de pruebas.</text:p>
        </text:list-item>
        <text:list-item>
          <text:p text:style-name="P37"><text:span text:style-name="T13">Empresas de Suministro de Agua:</text:span> Que podrán ser alertadas proactivamente de un riesgo aguas arriba de sus puntos de captación.</text:p>
        </text:list-item>
      </text:list>
      <text:h text:style-name="Heading_20_1" text:outline-level="1"><text:bookmark-start text:name="__RefHeading___Toc2005_2650771284"/>Fuentes de datos y justificación de su elección<text:bookmark-end text:name="__RefHeading___Toc2005_2650771284"/></text:h>
      <text:p text:style-name="Text_20_body">Para abordar este proyecto, se utiliza un enfoque híbrido que combina datos observados del mundo real (para análisis y calibración) con un dataset sintético a gran escala (para el entrenamiento del modelo).</text:p>
      <text:h text:style-name="Heading_20_2" text:outline-level="2"><text:bookmark-start text:name="__RefHeading___Toc2007_2650771284"/>Datos Observados (Para Calibración y Contextualización)<text:bookmark-end text:name="__RefHeading___Toc2007_2650771284"/></text:h>
      <text:p text:style-name="Text_20_body">Estos datos son la base para entender el problema y asegurar que nuestro simulador ("gemelo digital") opere bajo condiciones realistas.</text:p>
      <text:list text:style-name="L4">
        <text:list-item>
          <text:p text:style-name="P39">Fuente y Método de Adquisición:</text:p>
          <text:list>
            <text:list-item>
              <text:p text:style-name="P38"><text:span text:style-name="T13">Datos de Calidad del Agua (SAICA) y Aforo (SAIH):</text:span> Los datos de series temporales de las 32 estaciones de medición se obtienen de los portales de datos abiertos de la Confederación Hidrográfica del Tajo (CHT). Para ello, se han desarrollado <text:span text:style-name="T17">scripts</text:span> de <text:span text:style-name="T17">web scraping</text:span> en Python que, mediante ingeniería inversa de las peticiones XHR, acceden directamente a los <text:span text:style-name="T17">endpoints</text:span> JSON de la plataforma, permitiendo una descarga eficiente <text:span text:style-name="T22">de la serie de los últimos 10 días</text:span></text:p>
            </text:list-item>
            <text:list-item>
              <text:p text:style-name="P38"><text:soft-page-break/><text:span text:style-name="T13">Censo de Vertidos Autorizados:</text:span> Se utiliza el censo oficial de la CHT (<text:span text:style-name="Source_20_Text">Censo vertidos.xlsx</text:span>), que identifica más de 1.800 puntos de vertido autorizados en la cuenca.</text:p>
            </text:list-item>
          </text:list>
        </text:list-item>
        <text:list-item>
          <text:p text:style-name="P38">Enlaces Exactos a los Datasets:</text:p>
          <text:list>
            <text:list-item>
              <text:p text:style-name="P45">Portal SAIH (Aforos): <text:a xlink:type="simple" xlink:href="https://saihtajo.chtajo.es/index.php?url=/tr/mapas/ambito:PL/mapa:H1#nav" text:style-name="Internet_20_link" text:visited-style-name="Visited_20_Internet_20_Link">https://saihtajo.chtajo.es/index.php?url=/tr/mapas/ambito:PL/mapa:H1#nav</text:a> </text:p>
            </text:list-item>
            <text:list-item>
              <text:p text:style-name="P33"><text:span text:style-name="T17">Portal SAICA (Calidad del Agua): </text:span><text:a xlink:type="simple" xlink:href="https://saihtajo.chtajo.es/index.php?url=/tr/mapas/ambito:PL/mapa:H1#nav" text:style-name="Internet_20_link" text:visited-style-name="Visited_20_Internet_20_Link"><text:span text:style-name="T17">https://saihtajo.chtajo.es/index.php?url=/tr/mapas/ambito:PL/mapa:H1#nav</text:span></text:a><text:span text:style-name="T17"> </text:span></text:p>
            </text:list-item>
            <text:list-item>
              <text:p text:style-name="P33"><text:span text:style-name="T17">Censo de Vertidos: <text:line-break/></text:span><text:a xlink:type="simple" xlink:href="https://www.chtajo.es/censo-de-vertidos" text:style-name="Internet_20_link" text:visited-style-name="Visited_20_Internet_20_Link"><text:span text:style-name="T17">https://www.chtajo.es/censo-de-vertidos</text:span></text:a><text:span text:style-name="T17"> </text:span></text:p>
            </text:list-item>
          </text:list>
        </text:list-item>
        <text:list-item>
          <text:p text:style-name="P46">Descripción del Contenido:</text:p>
          <text:list>
            <text:list-item>
              <text:p text:style-name="P33"><text:span text:style-name="T18">Datos de Sensores:</text:span><text:span text:style-name="T17"> Se obtienen múltiples variables clave (pH, Temperatura, Amonio, Nitratos, O2 Disuelto, Conductividad, etc.) en formato JSON. Los ficheros brutos se almacenan en </text:span><text:span text:style-name="Source_20_Text"><text:span text:style-name="T17">data/datasets/raw/</text:span></text:span></text:p>
            </text:list-item>
            <text:list-item>
              <text:p text:style-name="P33"><text:span text:style-name="T19">Censo de Vertidos:</text:span> Fichero Excel con +1.800 registros, incluyendo (en su mayoría) coordenadas y tipología industrial del vertido.</text:p>
            </text:list-item>
          </text:list>
        </text:list-item>
        <text:list-item>
          <text:p text:style-name="P33">Transformación y Limpieza Estimada</text:p>
          <text:list>
            <text:list-item>
              <text:p text:style-name="P33"><text:span text:style-name="T13">Datos de Sensores:</text:span> El análisis exploratorio inicial (EDA) y la limpieza implicarán la interpolación de datos faltantes, el tratamiento de valores atípicos y la agregación temporal <text:span text:style-name="T22">y por estación.</text:span></text:p>
            </text:list-item>
            <text:list-item>
              <text:p text:style-name="P33"><text:span text:style-name="T13">Censo de Vertidos:</text:span> Este dataset requiere un <text:span text:style-name="T13">enriquecimiento de datos</text:span> significativo. Se están utilizando flujos de trabajo automatizados (n8n) y herramientas de búsqueda web (Perplexity) para verificar el estado de las empresas y completar la información faltante.</text:p>
            </text:list-item>
          </text:list>
        </text:list-item>
      </text:list>
      <text:h text:style-name="Heading_20_2" text:outline-level="2"><text:bookmark-start text:name="__RefHeading___Toc2009_2650771284"/>Datos Sintéticos (Para Entrenamiento del DeepONet)<text:bookmark-end text:name="__RefHeading___Toc2009_2650771284"/></text:h>
      <text:h text:style-name="Heading_20_3" text:outline-level="3"><text:bookmark-start text:name="__RefHeading___Toc2011_2650771284"/>Fuente y Justificación<text:bookmark-end text:name="__RefHeading___Toc2011_2650771284"/></text:h>
      <text:list text:style-name="L5">
        <text:list-item>
          <text:p text:style-name="P47"><text:span text:style-name="T13">Fuente:</text:span> Este dataset será generado íntegramente por nuestro <text:span text:style-name="T13">gemelo digital</text:span> (el simulador hidrodinámico y de transporte Java/JNI/CUDA).</text:p>
        </text:list-item>
        <text:list-item>
          <text:p text:style-name="P47"><text:span text:style-name="T13">Justificación:</text:span> El objetivo del proyecto es detectar vertidos <text:span text:style-name="T17">ilegales</text:span>, de los cuales, por definición, <text:span text:style-name="T13">no existen datos etiquetados</text:span>. Es imposible saber cuándo, dónde y cuánta cantidad se vertió en un evento real pasado.</text:p>
        </text:list-item>
        <text:list-item>
          <text:p text:style-name="P47">Además, para que el DeepONet aprenda a resolver el <text:span text:style-name="T13">problema </text:span><text:span text:style-name="T18">ill-posed</text:span> (inferir +1.800 fuentes desde 32 sensores), se requiere un conjunto de entrenamiento masivo (&gt;100.000 muestras) que cubra una vasta combinación de escenarios (diferentes ubicaciones, intensidades, duraciones, caudales del río, etc.). Esto solo es factible mediante la simulación de alto rendimiento.</text:p>
        </text:list-item>
      </text:list>
      <text:h text:style-name="Heading_20_3" text:outline-level="3"><text:bookmark-start text:name="__RefHeading___Toc2013_2650771284"/>Descripción del Contenido<text:bookmark-end text:name="__RefHeading___Toc2013_2650771284"/></text:h>
      <text:list text:style-name="L6">
        <text:list-item>
          <text:p text:style-name="P48"><text:span text:style-name="T13">Formato:</text:span> Pares de <text:span text:style-name="Source_20_Text">(Input_Function, Output_Function)</text:span>.</text:p>
        </text:list-item>
        <text:list-item>
          <text:p text:style-name="P48"><text:span text:style-name="T13">Tamaño Estimado:</text:span> &gt; 100.000 muestras.</text:p>
        </text:list-item>
        <text:list-item>
          <text:p text:style-name="P48"><text:span text:style-name="T13">Variables de Entrada (Branch Net):</text:span> Series temporales simuladas de las 32 estaciones de sensores (ej. vectores de <text:span text:style-name="Source_20_Text">[32 sensores x 48 horas]</text:span>).</text:p>
        </text:list-item>
        <text:list-item>
          <text:p text:style-name="P48"><text:soft-page-break/><text:span text:style-name="T13">Variables de Salida (Trunk Net):</text:span> La función o "mapa de calor" que describe la ubicación e intensidad del vertido que generó esas lecturas.</text:p>
        </text:list-item>
      </text:list>
      <text:h text:style-name="Heading_20_1" text:outline-level="1"><text:bookmark-start text:name="__RefHeading___Toc2015_2650771284"/>Metodología prevista<text:bookmark-end text:name="__RefHeading___Toc2015_2650771284"/></text:h>
      <text:p text:style-name="Text_20_body">La metodología del proyecto sigue un proceso estructurado en fases, diseñado para abordar el desafío central: la escasez de datos de entrenamiento y la naturaleza <text:span text:style-name="T17">ill-posed</text:span> del problema.</text:p>
      <text:h text:style-name="Heading_20_3" text:outline-level="3"><text:bookmark-start text:name="__RefHeading___Toc2017_2650771284"/>Fases del Proceso<text:bookmark-end text:name="__RefHeading___Toc2017_2650771284"/></text:h>
      <text:p text:style-name="Text_20_body">El proyecto se divide en las siguientes etapas clave, alineadas con los objetivos específicos:</text:p>
      <text:list text:style-name="L7">
        <text:list-item>
          <text:p text:style-name="P49"><text:span text:style-name="T13">Adquisición y Análisis (OE2):</text:span> Obtención de datos reales (sensores y censo) mediante los <text:span text:style-name="T17">scrapers</text:span> de Python y análisis exploratorio (utilizando <text:span text:style-name="T17">notebooks</text:span> como <text:span text:style-name="Source_20_Text">Análisis del Censo de autorizados a verter.ipynb</text:span>) para comprender el dominio y obtener los parámetros de calibración.</text:p>
        </text:list-item>
        <text:list-item>
          <text:p text:style-name="P49"><text:span text:style-name="T13">Desarrollo del Gemelo Digital (OE1):</text:span> Creación del simulador físico. Esta es la etapa más crítica y se detalla a continuación.</text:p>
        </text:list-item>
        <text:list-item>
          <text:p text:style-name="P49"><text:span text:style-name="T13">Generación de Datos Sintéticos (OE3):</text:span> Uso del simulador para crear el dataset de entrenamiento.</text:p>
        </text:list-item>
        <text:list-item>
          <text:p text:style-name="P49"><text:span text:style-name="T13">Modelado y Evaluación (OE4):</text:span> Entrenamiento y validación del modelo DeepONet.</text:p>
        </text:list-item>
        <text:list-item>
          <text:p text:style-name="P49"><text:span text:style-name="T13">Prototipado (OE5):</text:span> Integración del modelo en un sistema funcional.</text:p>
        </text:list-item>
      </text:list>
      <text:h text:style-name="Heading_20_3" text:outline-level="3" text:is-list-header="true"><text:bookmark-start text:name="__RefHeading___Toc2019_2650771284"/>Metodología del Gemelo Digital (OE1)<text:bookmark-end text:name="__RefHeading___Toc2019_2650771284"/></text:h>
      <text:p text:style-name="Text_20_body">El "gemelo digital" es un sistema híbrido que simula la hidrodinámica (cómo fluye el agua) y el transporte de contaminantes (cómo se mueven los vertidos).</text:p>
      <text:list text:style-name="L8">
        <text:list-item>
          <text:p text:style-name="P50"><text:span text:style-name="T13">Arquitectura:</text:span> La orquestación de la simulación se maneja en <text:span text:style-name="T13">Java</text:span>, que se comunica vía <text:span text:style-name="T13">JNI (Java Native Interface)</text:span> con un <text:span text:style-name="T17">solver</text:span> (solucionador) numérico de alto rendimiento escrito en <text:span text:style-name="T13">C++/CUDA</text:span>.</text:p>
        </text:list-item>
        <text:list-item>
          <text:p text:style-name="P40">Simulación Física:</text:p>
          <text:list>
            <text:list-item>
              <text:p text:style-name="P50"><text:span text:style-name="T13">Hidrodinámica:</text:span> Se resuelve la <text:span text:style-name="T13">ecuación de Manning</text:span> para calcular el calado (H) y la velocidad (V) del agua en cada sección del río.</text:p>
            </text:list-item>
            <text:list-item>
              <text:p text:style-name="P50"><text:span text:style-name="T13">Transporte:</text:span> Sobre este flujo, se simula el transporte de contaminantes mediante la ecuación de <text:span text:style-name="T13">advección-difusión-reacción</text:span>.</text:p>
            </text:list-item>
          </text:list>
        </text:list-item>
        <text:list-item>
          <text:p text:style-name="P50"><text:span text:style-name="T13">Metodología de Optimización (Viabilidad):</text:span> La generación de &gt;100.000 escenarios es un desafío computacional masivo (Riesgo: Tiempo de Cómputo). La metodología para mitigar esto se basa en la optimización extrema del <text:span text:style-name="T17">solver</text:span> de CUDA (<text:span text:style-name="Source_20_Text">manning_kernel.cu</text:span>):</text:p>
          <text:list>
            <text:list-item>
              <text:p text:style-name="P50">Se explota la naturaleza <text:span text:style-name="T13">"vergonzosamente paralelizable"</text:span> del problema.</text:p>
            </text:list-item>
            <text:list-item>
              <text:p text:style-name="P50"><text:span text:style-name="T13">Eliminación de Divergencia de Ramas:</text:span> Se ha reescrito el código del kernel para operar <text:span text:style-name="T13">sin sentencias </text:span><text:span text:style-name="Source_20_Text"><text:span text:style-name="T13">if</text:span></text:span> en el bucle principal. Las comprobaciones (ej. división por cero) se manejan mediante aritmética segura (añadiendo <text:span text:style-name="Source_20_Text">epsilon</text:span>) y saneamiento de datos en la entrada.</text:p>
            </text:list-item>
            <text:list-item>
              <text:p text:style-name="P50"><text:span text:style-name="T13">Precisión de Datos:</text:span> Se reduce la precisión de los cálculos de <text:span text:style-name="Source_20_Text">FP64</text:span> (doble, estándar en CPU) a <text:span text:style-name="Source_20_Text">FP32</text:span> (simple), que es mucho más rápida en GPU (<text:span text:style-name="T23">6</text:span>4:1 en arquitecturas <text:span text:style-name="T23">Blackwell RTX5090</text:span>), sin pérdida significativa de precisión para este problema físico <text:span text:style-name="T23">(se estima en 10E-4)</text:span></text:p>
            </text:list-item>
            <text:list-item>
              <text:p text:style-name="P50"><text:soft-page-break/><text:span text:style-name="T13">Optimización de Transferencia de Datos:</text:span> Para minimizar la latencia CPU-GPU, se implementarán <text:span text:style-name="T13">copias de memoria asíncronas</text:span> y se usará <text:span text:style-name="T17">pinned memory</text:span>. Esto permite que el motor de <text:span text:style-name="T13">Acceso Directo a Memoria (DMA)</text:span> solape cómputo y comunicación.</text:p>
            </text:list-item>
            <text:list-item>
              <text:p text:style-name="P50"><text:span text:style-name="T13">Profiling y Escalabilidad de Cómputo:</text:span> Se utiliza <text:span text:style-name="T13">Nvidia Nsight</text:span> para perfilar el kernel y determinar la configuración óptima de hilos y <text:span text:style-name="T17">batch size</text:span> para la GPU local (RTX 5090). Si los tiempos de generación lo requieren, el plan contempla la <text:span text:style-name="T13">escalabilidad en la nube</text:span>, alquilando tiempo de cómputo en GPUs de última generación (ej. <text:span text:style-name="T13">Nvidia B200</text:span>) para asegurar la finalización del dataset.</text:p>
            </text:list-item>
          </text:list>
        </text:list-item>
      </text:list>
      <text:h text:style-name="Heading_20_3" text:outline-level="3"><text:bookmark-start text:name="__RefHeading___Toc2021_2650771284"/>Metodología de Modelado (OE4)<text:bookmark-end text:name="__RefHeading___Toc2021_2650771284"/></text:h>
      <text:list text:style-name="L9">
        <text:list-item>
          <text:p text:style-name="P51"><text:span text:style-name="T13">Modelo de Aprendizaje Automático:</text:span> Se utilizará una <text:span text:style-name="T13">Red de Operador Profundo (DeepONet)</text:span>.</text:p>
        </text:list-item>
        <text:list-item>
          <text:p text:style-name="P41">Justificación de la Elección:</text:p>
          <text:list>
            <text:list-item>
              <text:p text:style-name="P51"><text:span text:style-name="T13">Problema </text:span><text:span text:style-name="T18">Ill-Posed</text:span><text:span text:style-name="T13">:</text:span> Un modelo tradicional fracasaría al intentar mapear un vector de 32 sensores a uno de +1.800 posibles fuentes.</text:p>
            </text:list-item>
            <text:list-item>
              <text:p text:style-name="P51"><text:span text:style-name="T13">Aprendizaje de Operadores:</text:span> El DeepONet está diseñado para aprender <text:span text:style-name="T13">operadores</text:span> (un mapeo entre espacios funcionales). En nuestro caso:</text:p>
              <text:list>
                <text:list-item>
                  <text:p text:style-name="P51">La <text:span text:style-name="T13">Branch Net</text:span> recibirá la <text:span text:style-name="T17">función de respuesta del sensor</text:span> (los datos de las 32 series temporales).</text:p>
                </text:list-item>
                <text:list-item>
                  <text:p text:style-name="P51">La <text:span text:style-name="T13">Trunk Net</text:span> recibirá la <text:span text:style-name="T17">función de consulta espacial</text:span> (coordenadas del río).</text:p>
                </text:list-item>
                <text:list-item>
                  <text:p text:style-name="P51">La salida del modelo será la <text:span text:style-name="T17">función de mapa de calor</text:span> del vertido.</text:p>
                </text:list-item>
              </text:list>
            </text:list-item>
          </text:list>
        </text:list-item>
        <text:list-item>
          <text:p text:style-name="P51"><text:span text:style-name="T13">Procesamiento y Entrenamiento Distribuido:</text:span> Dado el volumen masivo del dataset sintético (cientos de miles de muestras de alta dimensionalidad), la metodología contempla el uso de <text:span text:style-name="T13">Apache Spark</text:span> para el procesamiento distribuido (ETL) de los datos. Asimismo, si el entrenamiento del DeepONet se convierte en un cuello de botella, se utilizarán <text:span text:style-name="T17">frameworks</text:span> de entrenamiento distribuido (ej. Horovod sobre Spark) para paralelizar la carga de trabajo en un clúster.</text:p>
        </text:list-item>
        <text:list-item>
          <text:p text:style-name="P51"><text:span text:style-name="T13">Evaluación y </text:span><text:span text:style-name="T18">Baselines</text:span><text:span text:style-name="T13">:</text:span> La robustez del modelo DeepONet se evaluará rigurosamente sobre un conjunto de prueba sintético, usando el Error Cuadrático Medio (MSE) entre el mapa de calor predicho y el real. Para contextualizar su rendimiento, el modelo se comparará contra dos modelos de referencia <text:line-break/>(<text:span text:style-name="T17">baselines</text:span>):</text:p>
          <text:list>
            <text:list-item text:start-value="1">
              <text:p text:style-name="P51"><text:span text:style-name="T13">Heurística Simple:</text:span> Un algoritmo básico que simule una estrategia de "remontar el río", como una triangulación basada en los tiempos de llegada de la anomalía a los diferentes sensores.</text:p>
            </text:list-item>
            <text:list-item>
              <text:p text:style-name="P51"><text:span text:style-name="T13">Modelo SOTA Alternativo (PINN):</text:span> Se entrenará una <text:span text:style-name="T13">Red Neuronal Informada por la Física (PINN)</text:span>. A diferencia del DeepONet (que aprende el operador a partir de los datos), el PINN intentará resolver el problema inverso incorporando las Ecuaciones Diferenciales Parciales (EDPs) del transporte de contaminantes directamente en su función de pérdida. Esta comparación determinará la eficiencia y precisión de nuestro enfoque de aprendizaje de operador (DeepONet) frente a un enfoque basado en la física de la pérdida (PINN) para este problema específico.</text:p>
            </text:list-item>
          </text:list>
        </text:list-item>
      </text:list>
      <text:h text:style-name="P29" text:outline-level="1"><text:bookmark-start text:name="__RefHeading___Toc2023_2650771284"/>Herramientas y Tecnologías<text:bookmark-end text:name="__RefHeading___Toc2023_2650771284"/></text:h>
      <text:h text:style-name="Heading_20_3" text:outline-level="3"><text:bookmark-start text:name="__RefHeading___Toc2025_2650771284"/>Herramientas y Tecnologías<text:bookmark-end text:name="__RefHeading___Toc2025_2650771284"/></text:h>
      <text:p text:style-name="Text_20_body">La naturaleza híbrida del proyecto, que combina simulación física de alto rendimiento, gestión de bases de datos, desarrollo web <text:span text:style-name="T17">full-stack</text:span> y <text:span text:style-name="T17">deep learning</text:span>, requiere un conjunto de herramientas especializado y moderno.</text:p>
      <text:list text:style-name="L10">
        <text:list-item>
          <text:p text:style-name="P42">Arquitectura y Simulación (Gemelo Digital):</text:p>
          <text:list>
            <text:list-item>
              <text:p text:style-name="P52"><text:span text:style-name="T13">Java (JDK 21):</text:span> Lenguaje principal para la orquestación del simulador, gestión de configuraciones y la lógica de negocio del <text:span text:style-name="T17">backend</text:span>.</text:p>
            </text:list-item>
            <text:list-item>
              <text:p text:style-name="P52"><text:span text:style-name="T13">C++ (C++17):</text:span> Utilizado para escribir el <text:span text:style-name="T17">solver</text:span> numérico nativo.</text:p>
            </text:list-item>
            <text:list-item>
              <text:p text:style-name="P52"><text:span text:style-name="T13">NVIDIA CUDA 12+:</text:span> La tecnología clave para la aceleración del <text:span text:style-name="T17">solver</text:span> hidrodinámico en GPU.</text:p>
            </text:list-item>
            <text:list-item>
              <text:p text:style-name="P52"><text:span text:style-name="T13">JNI (Java Native Interface):</text:span> El "pegamento" que permite la comunicación de alto rendimiento entre la JVM (Java) y el código nativo (C++/CUDA).</text:p>
            </text:list-item>
            <text:list-item>
              <text:p text:style-name="P52"><text:span text:style-name="T13">Nvidia Nsight Systems:</text:span> Herramienta de <text:span text:style-name="T17">profiling</text:span> para analizar el rendimiento del kernel de CUDA.</text:p>
            </text:list-item>
            <text:list-item>
              <text:p text:style-name="P52"><text:span text:style-name="T13">Gradle:</text:span> Sistema de automatización de la compilación (<text:span text:style-name="Source_20_Text">build.gradle</text:span>) que maneja el complejo proceso de compilación de Java 21, C++ y el enlazado de las librerías nativas.</text:p>
            </text:list-item>
          </text:list>
        </text:list-item>
        <text:list-item>
          <text:p text:style-name="P42">Stack de Backend y Datos:</text:p>
          <text:list>
            <text:list-item>
              <text:p text:style-name="P52"><text:span text:style-name="T13">Python (FastAPI &amp; Uvicorn):</text:span> Utilizado como microservicio de inferencia de alto rendimiento para servir los modelos DeepONet/PINN entrenados.</text:p>
            </text:list-item>
            <text:list-item>
              <text:p text:style-name="P52"><text:span text:style-name="T13">PostgreSQL:</text:span> Sistema gestor de base de datos relacional (datos del censo, resultados, etc.).</text:p>
            </text:list-item>
            <text:list-item>
              <text:p text:style-name="P52"><text:span text:style-name="T13">Redis:</text:span> Base de datos en memoria de alta velocidad, usada para el cacheo de resultados de simulación, gestión de sesiones y como <text:span text:style-name="T17">message broker</text:span> si es necesario.</text:p>
            </text:list-item>
            <text:list-item>
              <text:p text:style-name="P52"><text:span text:style-name="T13">Kong API Gateway:</text:span> Actúa como punto de entrada único (<text:span text:style-name="T17">Single Point of Entry</text:span>), gestionando, securizando y enrutando las peticiones de la UI a los microservicios correspondientes (el <text:span text:style-name="T17">backend</text:span> de Java y el <text:span text:style-name="T17">backend</text:span> de inferencia de FastAPI).</text:p>
            </text:list-item>
            <text:list-item>
              <text:p text:style-name="P52"><text:span text:style-name="T13">JDBI3 &amp; HikariCP:</text:span> Stack de persistencia de datos de alto rendimiento para Java.</text:p>
            </text:list-item>
            <text:list-item>
              <text:p text:style-name="P52"><text:span text:style-name="T13">SLF4J/Logback &amp; Jackson:</text:span> Utilizados para un logging robusto y la serialización/deserialización de datos y configuraciones JSON.</text:p>
            </text:list-item>
          </text:list>
        </text:list-item>
        <text:list-item>
          <text:p text:style-name="P42">Interfaz de Usuario (UI) y Prototipado (OE5):</text:p>
          <text:list>
            <text:list-item>
              <text:p text:style-name="P52"><text:span text:style-name="T13">React.js (HTML5/CSS3/JavaScript):</text:span> La interfaz de usuario principal (dashboard, configurador de ríos, visualizador de mapas de calor) se desarrolla como una aplicación web moderna.</text:p>
            </text:list-item>
            <text:list-item>
              <text:p text:style-name="P52"><text:span text:style-name="T13">Nginx:</text:span> Servidor web y <text:span text:style-name="T17">reverse proxy</text:span> de alto rendimiento utilizado para servir la aplicación React.js.</text:p>
            </text:list-item>
            <text:list-item>
              <text:p text:style-name="P52"><text:span text:style-name="T13">VPS Hosting:</text:span> La aplicación web estará alojada en un Servidor Privado Virtual (VPS).</text:p>
            </text:list-item>
            <text:list-item>
              <text:p text:style-name="P52"><text:span text:style-name="T13">JavaFX (OpenJFX 25):</text:span> Utilizado como un <text:span text:style-name="T13">contenedor de escritorio</text:span>. El prototipo para este proyecto empleará el componente <text:span text:style-name="T13">WebView</text:span> de JavaFX para renderizar la aplicación web de <text:soft-page-break/>React.js alojada, permitiendo una integración limpia y un puente de comunicación nativo (Java-a-JavaScript) entre el <text:span text:style-name="T17">frontend</text:span> (web) y el <text:span text:style-name="T17">backend</text:span> (Java).</text:p>
            </text:list-item>
          </text:list>
        </text:list-item>
        <text:list-item>
          <text:p text:style-name="P42">Stack de Ciencia de Datos (Python):</text:p>
          <text:list>
            <text:list-item>
              <text:p text:style-name="P52"><text:span text:style-name="T13">Python 3.10+:</text:span> Lenguaje central para <text:span text:style-name="T17">scraping</text:span>, análisis exploratorio y modelado de ML.</text:p>
            </text:list-item>
            <text:list-item>
              <text:p text:style-name="P52"><text:span text:style-name="T13">Pandas / </text:span><text:span text:style-name="T15">Geopandas</text:span><text:span text:style-name="T13">:</text:span> Librería fundamental para la manipulación y análisis de datos tabulares (ej. el Censo de Vertidos y los resultados de los <text:span text:style-name="T17">scrapers</text:span>).</text:p>
            </text:list-item>
            <text:list-item>
              <text:p text:style-name="P52"><text:span text:style-name="T13">Matplotlib / Seaborn:</text:span> Librerías de visualización para el Análisis Exploratorio de Datos (EDA).</text:p>
            </text:list-item>
            <text:list-item>
              <text:p text:style-name="P52"><text:span text:style-name="T13">Jupyter Notebooks:</text:span> Entorno interactivo para el análisis de datos.</text:p>
            </text:list-item>
            <text:list-item>
              <text:p text:style-name="P52"><text:span text:style-name="T13">Requests :</text:span> Herramientas de elección para <text:span text:style-name="T17">parsear</text:span> sitios estáticos y para realizar ingeniería inversa de <text:span text:style-name="T17">endpoints</text:span> de API/XHR (el método más eficiente, ya validado en el proyecto).</text:p>
              <text:list>
                <text:list-item>
                  <text:p text:style-name="P52"><text:span text:style-name="T13">Playwright / Selenium:</text:span> <text:span text:style-name="T17">Frameworks</text:span> de simulación de navegador (headless browser)</text:p>
                </text:list-item>
              </text:list>
            </text:list-item>
            <text:list-item>
              <text:p text:style-name="P52"><text:span text:style-name="T13">n8n (N-node-N):</text:span> Plataforma <text:span text:style-name="T17">low-code</text:span> para el flujo automatizado de enriquecimiento de datos.</text:p>
            </text:list-item>
            <text:list-item>
              <text:p text:style-name="P52"><text:span text:style-name="T13">Apache Spark:</text:span> Contemplado para el procesamiento (ETL) distribuido del dataset sintético.</text:p>
            </text:list-item>
          </text:list>
        </text:list-item>
        <text:list-item>
          <text:p text:style-name="P42">Machine Learning (Modelado):</text:p>
          <text:list>
            <text:list-item>
              <text:p text:style-name="P52"><text:span text:style-name="T13">Python (TensorFlow / PyTorch):</text:span> <text:span text:style-name="T17">Frameworks</text:span> de elección para el diseño y entrenamiento de los modelos DeepONet y PINN.</text:p>
            </text:list-item>
            <text:list-item>
              <text:p text:style-name="P52"><text:span text:style-name="T13">Plataformas de Cómputo en la Nube (AWS/GCP):</text:span> Contempladas para el alquiler de GPUs de alto rendimiento (ej. <text:span text:style-name="T13">Nvidia B200</text:span>).</text:p>
            </text:list-item>
          </text:list>
        </text:list-item>
        <text:list-item>
          <text:p text:style-name="P42">Testing y Calidad:</text:p>
          <text:list>
            <text:list-item>
              <text:p text:style-name="P52"><text:span text:style-name="T13">JUnit 5, Mockito &amp; AssertJ:</text:span> Stack estándar para <text:span text:style-name="T17">testing</text:span> unitario y de integración en el ecosistema Java.</text:p>
            </text:list-item>
            <text:list-item>
              <text:p text:style-name="P52"><text:span text:style-name="T13">Testeo de GPU (</text:span><text:span text:style-name="Source_20_Text"><text:span text:style-name="T13">@Tag("GPU")</text:span></text:span><text:span text:style-name="T13">):</text:span> El <text:span text:style-name="Source_20_Text">build.gradle</text:span> define una tarea personalizada (<text:span text:style-name="Source_20_Text">gpuTest</text:span>) para aislar los tests que requieren hardware de GPU nativo.</text:p>
            </text:list-item>
          </text:list>
        </text:list-item>
      </text:list>
      <text:h text:style-name="Heading_20_3" text:outline-level="3"><text:bookmark-start text:name="__RefHeading___Toc2027_2650771284"/>Justificación de la Elección (No-Python)<text:bookmark-end text:name="__RefHeading___Toc2027_2650771284"/></text:h>
      <text:p text:style-name="Text_20_body">Aunque la asignatura se centra en Python, la arquitectura del proyecto utiliza un enfoque políglota de <text:span text:style-name="T21">"la herramienta adecuada para el trabajo adecuado":</text:span></text:p>
      <text:list text:style-name="L11">
        <text:list-item>
          <text:p text:style-name="P53"><text:span text:style-name="T13">Python (Ciencia de Datos y MLOps):</text:span> Se usa donde es el líder indiscutible: EDA (<text:span text:style-name="T17">Pandas</text:span>), <text:span text:style-name="T17">scraping</text:span>, <text:span text:style-name="T17">notebooks</text:span> (<text:span text:style-name="T17">Jupyter</text:span>), entrenamiento de ML (<text:span text:style-name="T17">TensorFlow/PyTorch</text:span>) y servicio de modelos de inferencia (<text:span text:style-name="T17">FastAPI</text:span>).</text:p>
        </text:list-item>
        <text:list-item>
          <text:p text:style-name="P53"><text:span text:style-name="T13">Java/C++/CUDA (HPC y Backend):</text:span> Esta combinación se elige para el núcleo del proyecto (generación de datos y orquestación) por razones que Python no puede cubrir:</text:p>
          <text:list>
            <text:list-item>
              <text:p text:style-name="P53"><text:span text:style-name="T13">Rendimiento Extremo (HPC):</text:span> La generación de &gt;100.000 escenarios físicos es inviable en Python. Se requiere C++/CUDA para optimizaciones de bajo nivel (código <text:span text:style-name="T17">branchless</text:span>, <text:span text:style-name="Source_20_Text">FP32</text:span>, DMA).</text:p>
            </text:list-item>
            <text:list-item>
              <text:p text:style-name="P53"><text:span text:style-name="T13">Backend Robusto:</text:span> Java 21 y su ecosistema (JDBI, HikariCP) proporcionan una base robusta y concurrente para la lógica de negocio principal.</text:p>
            </text:list-item>
          </text:list>
        </text:list-item>
        <text:list-item>
          <text:p text:style-name="P53"><text:soft-page-break/><text:span text:style-name="T13">Prototipo Integrado:</text:span> El uso de <text:span text:style-name="T13">JavaFX WebView</text:span> permite que el prototipo de escritorio (OE5) cargue la interfaz web principal (React.js), proporcionando un puente de comunicación nativo y entregando una experiencia de usuario moderna.</text:p>
        </text:list-item>
      </text:list>
      <text:h text:style-name="Heading_20_1" text:outline-level="1"><text:bookmark-start text:name="__RefHeading___Toc2029_2650771284"/>Plan de Trabajo y Roles del Equipo<text:bookmark-end text:name="__RefHeading___Toc2029_2650771284"/></text:h>
      <text:h text:style-name="Heading_20_3" text:outline-level="3"><text:bookmark-start text:name="__RefHeading___Toc2031_2650771284"/>Contexto Multi-Asignatura del Proyecto<text:bookmark-end text:name="__RefHeading___Toc2031_2650771284"/></text:h>
      <text:p text:style-name="Text_20_body">Es importante destacar que este es un proyecto de gran escala y ambición, concebido para ser desarrollado y presentado en el contexto de <text:span text:style-name="T13">múltiples asignaturas</text:span> del Grado. Su arquitectura completa abarca áreas como Computación de Alto Rendimiento, Desarrollo de Backend/Frontend e Inteligencia Artificial.</text:p>
      <text:p text:style-name="Text_20_body">Para la presente asignatura, <text:span text:style-name="T13">"Proyecto de Computación I"</text:span>, el alcance de la evaluación se centrará exclusivamente en el <text:span text:style-name="T13">componente de Ciencia y Análisis de Datos</text:span>. Las fases de desarrollo de software (el <text:span text:style-name="T17">solver</text:span> CUDA, la arquitectura de microservicios, la UI en React, etc.) se presentan como contexto para justificar la generación y el uso de los datos, pero no forman parte del trabajo a evaluar aquí.</text:p>
      <text:h text:style-name="Heading_20_2" text:outline-level="2"><text:bookmark-start text:name="__RefHeading___Toc2033_2650771284"/>Roles del Equipo (Para "Proyecto de Computación I")<text:bookmark-end text:name="__RefHeading___Toc2033_2650771284"/></text:h>
      <text:p text:style-name="Text_20_body">El equipo para esta asignatura está enfocado en el rol de Científicos de Datos</text:p>
      <text:list text:style-name="L12">
        <text:list-item>
          <text:p text:style-name="P43">Duo Xu Ye:</text:p>
          <text:list>
            <text:list-item>
              <text:p text:style-name="P54"><text:span text:style-name="T13">Rol Principal (Fuera de esta asignatura):</text:span> Arquitecto del Sistema y desarrollador principal del <text:span text:style-name="T17">stack</text:span> tecnológico completo (HPC, backend, frontend).</text:p>
            </text:list-item>
            <text:list-item>
              <text:p text:style-name="P54"><text:span text:style-name="T13">Rol en esta asignatura:</text:span> Líder del equipo de datos. Responsable de la integración de los datos con el simulador y del diseño de los experimentos de modelado.</text:p>
            </text:list-item>
          </text:list>
        </text:list-item>
        <text:list-item>
          <text:p text:style-name="P43">Tadeo Adrián Troncoso Taraborreli:</text:p>
          <text:list>
            <text:list-item>
              <text:p text:style-name="P54"><text:span text:style-name="T13">Rol en esta asignatura:</text:span> Analista de Datos y Especialista en ETL. Responsable de la adquisición, limpieza y enriquecimiento de los datos de la CHT y de los nuevos conjuntos de datos (embalses, cartografía).</text:p>
            </text:list-item>
          </text:list>
        </text:list-item>
        <text:list-item>
          <text:p text:style-name="P43">Víctor Pablo Velayos Velayos:</text:p>
          <text:list>
            <text:list-item>
              <text:p text:style-name="P54"><text:span text:style-name="T13">Rol en esta asignatura:</text:span> Analista de Datos y Modelado. Responsable del Análisis Exploratorio de Datos (EDA), la visualización y el desarrollo de los modelos de inferencia <text:span text:style-name="T17">baseline</text:span>.</text:p>
            </text:list-item>
          </text:list>
        </text:list-item>
      </text:list>
      <text:p text:style-name="Text_20_body"/>
      <text:h text:style-name="Heading_20_3" text:outline-level="3"><text:bookmark-start text:name="__RefHeading___Toc2035_2650771284"/>Ampliación del Alcance de Análisis de Datos<text:bookmark-end text:name="__RefHeading___Toc2035_2650771284"/></text:h>
      <text:p text:style-name="Text_20_body">Para enriquecer el componente de ciencia de datos de este proyecto, se incorporarán las siguientes tareas y fuentes de datos adicionales:</text:p>
      <text:list text:style-name="L13">
        <text:list-item>
          <text:p text:style-name="P55"><text:span text:style-name="T13">Integración de Nuevos Datasets:</text:span> Además de los datos de la CHT, se analizarán:</text:p>
          <text:list>
            <text:list-item>
              <text:p text:style-name="P55"><text:span text:style-name="T13">Datos de Embalses:</text:span> Se obtendrán y analizarán los datos de nivel y volumen de los embalses principales de la cuenca. El objetivo es modelar su impacto en el caudal y en parámetros de calidad del agua aguas abajo (ej. temperatura, dilución).</text:p>
            </text:list-item>
            <text:list-item>
              <text:p text:style-name="P55"><text:span text:style-name="T13">Datos Cartográficos y Geológicos (IGN):</text:span> Se utilizarán capas de información geográfica del Instituto Geográfico Nacional para analizar la correlación entre la geología del terreno, las zonas de inundación y los puntos de vertido, enriqueciendo el análisis de riesgos.</text:p>
            </text:list-item>
          </text:list>
        </text:list-item>
        <text:list-item>
          <text:p text:style-name="P55"><text:soft-page-break/><text:span text:style-name="T13">Desarrollo de Modelos de Inferencia </text:span><text:span text:style-name="T18">Baseline</text:span><text:span text:style-name="T13">:</text:span> Antes de abordar los modelos complejos (DeepONet/PINN), el equipo desarrollará y evaluará modelos más simples (ej. <text:span text:style-name="T13">Gradient Boosting, Redes Neuronales Densas</text:span>) para resolver sub-problemas concretos, como:</text:p>
          <text:list>
            <text:list-item>
              <text:p text:style-name="P55">Predecir la temperatura del agua en un punto a partir del nivel del embalse y datos meteorológicos.</text:p>
            </text:list-item>
            <text:list-item>
              <text:p text:style-name="P55">Estimar la concentración de un contaminante en un sensor basándose en el caudal y las lecturas de sensores aguas arriba. Estos modelos servirán como una valiosa referencia para contextualizar el rendimiento de los modelos más avanzados.</text:p>
            </text:list-item>
          </text:list>
        </text:list-item>
      </text:list>
      <text:h text:style-name="Heading_20_3" text:outline-level="3"><text:bookmark-start text:name="__RefHeading___Toc2037_2650771284"/>Plan de Trabajo (Cronograma de 8 Semanas para Análisis de Datos)<text:bookmark-end text:name="__RefHeading___Toc2037_2650771284"/></text:h>
      <text:p text:style-name="Text_20_body">Este cronograma se centra exclusivamente en las tareas de Ciencia de Datos (el alcance de esta asignatura) a realizar por el equipo, asumiendo que el <text:span text:style-name="T17">solver</text:span> de HPC (OE1) y el <text:span text:style-name="T17">scraper</text:span> de contaminantes ya están operativos.</text:p>
      <text:list text:style-name="L14">
        <text:list-item>
          <text:p text:style-name="P44">Semanas 1-2: Finalización de la Adquisición de Datos</text:p>
          <text:list>
            <text:list-item>
              <text:p text:style-name="P56"><text:span text:style-name="T13">Objetivo:</text:span> Completar la capa de adquisición de datos para tener todos los <text:span text:style-name="T17">datasets</text:span> necesarios.</text:p>
            </text:list-item>
            <text:list-item>
              <text:p text:style-name="P44">Tareas:</text:p>
              <text:list>
                <text:list-item>
                  <text:p text:style-name="P56">Desarrollar el <text:span text:style-name="T17">scraper</text:span> para datos de Aforos (SAIH). (Responsable: Tadeo)</text:p>
                </text:list-item>
                <text:list-item>
                  <text:p text:style-name="P56">Desarrollar el <text:span text:style-name="T17">scraper</text:span> para datos de Embalses. (Responsable: Tadeo)</text:p>
                </text:list-item>
                <text:list-item>
                  <text:p text:style-name="P56">Desarrollar el <text:span text:style-name="T17">scraper</text:span> para datos Cartográficos y Geológicos (IGN). (Responsable: Víctor)</text:p>
                </text:list-item>
                <text:list-item>
                  <text:p text:style-name="P56">Desarrollar el <text:span text:style-name="T17">scraper</text:span> para la conexión a datos en tiempo real. (Responsable: Duo)</text:p>
                </text:list-item>
              </text:list>
            </text:list-item>
            <text:list-item>
              <text:p text:style-name="P56"><text:span text:style-name="T13">Hito:</text:span> Todos los datos brutos (Contaminantes, Aforos, Embalses, Censo, IGN) están consolidados en la base de datos PostgreSQL.</text:p>
            </text:list-item>
          </text:list>
        </text:list-item>
        <text:list-item>
          <text:p text:style-name="P44">Semanas 3-4: Análisis Exploratorio de Datos (EDA) Intensivo</text:p>
          <text:list>
            <text:list-item>
              <text:p text:style-name="P56"><text:span text:style-name="T13">Objetivo:</text:span> Comprender profundamente los datos, encontrar correlaciones y preparar el <text:span text:style-name="T17">feature engineering</text:span>. <text:span text:style-name="T13">Esta es la tarea central que está pendiente.</text:span></text:p>
            </text:list-item>
            <text:list-item>
              <text:p text:style-name="P44">Tareas:</text:p>
              <text:list>
                <text:list-item>
                  <text:p text:style-name="P56">EDA y visualización de series temporales (contaminantes, aforos, embalses). Búsqueda de correlaciones, estacionalidad y latencias. (Responsable: Víctor)</text:p>
                </text:list-item>
                <text:list-item>
                  <text:p text:style-name="P56">EDA geoespacial: Cruce de datos del Censo de Vertidos con las capas cartográficas del IGN (zonas inundables, geología). (Responsable: Tadeo)</text:p>
                </text:list-item>
                <text:list-item>
                  <text:p text:style-name="P56">Creación de <text:span text:style-name="T17">notebooks</text:span> maestros de análisis y documentación del proceso de limpieza de datos. (Responsable: Duo)</text:p>
                </text:list-item>
              </text:list>
            </text:list-item>
            <text:list-item>
              <text:p text:style-name="P56"><text:span text:style-name="T13">Hito:</text:span> Informe de EDA completado, con las principales hipótesis y variables identificadas.</text:p>
            </text:list-item>
          </text:list>
        </text:list-item>
        <text:list-item>
          <text:p text:style-name="P44">Semanas 5-6: Desarrollo de Modelos <text:span text:style-name="T17">Baseline</text:span></text:p>
          <text:list>
            <text:list-item>
              <text:p text:style-name="P56"><text:span text:style-name="T13">Objetivo:</text:span> Evaluar la predictibilidad de los sub-problemas identificados.</text:p>
            </text:list-item>
            <text:list-item>
              <text:p text:style-name="P44">Tareas:</text:p>
              <text:list>
                <text:list-item>
                  <text:p text:style-name="P56"><text:span text:style-name="T17">Feature Engineering</text:span> basado en los hallazgos del EDA. (Responsable: Tadeo)</text:p>
                </text:list-item>
                <text:list-item>
                  <text:p text:style-name="P56"><text:soft-page-break/>Entrenar y evaluar los modelos de inferencia <text:span text:style-name="T17">baseline</text:span> (ej. Gradient Boosting, Redes Densas) para predecir variables clave (ej. Tª del agua, nivel de embalse). (Responsable: Víctor)</text:p>
                </text:list-item>
              </text:list>
            </text:list-item>
            <text:list-item>
              <text:p text:style-name="P56"><text:span text:style-name="T13">Hito:</text:span> Modelos <text:span text:style-name="T17">baseline</text:span> entrenados y evaluados.</text:p>
            </text:list-item>
          </text:list>
        </text:list-item>
        <text:list-item>
          <text:p text:style-name="P44">Semana 7: Preparación de Datasets Finales</text:p>
          <text:list>
            <text:list-item>
              <text:p text:style-name="P56"><text:span text:style-name="T13">Objetivo:</text:span> Preparar los conjuntos de datos limpios para el gemelo digital y los modelos avanzados.</text:p>
            </text:list-item>
            <text:list-item>
              <text:p text:style-name="P44">Tareas:</text:p>
              <text:list>
                <text:list-item>
                  <text:p text:style-name="P56">Crear los <text:span text:style-name="T17">datasets</text:span> de calibración para el gemelo digital. (Responsable: Duo)</text:p>
                </text:list-item>
                <text:list-item>
                  <text:p text:style-name="P56">Documentar el <text:span text:style-name="T17">data lineage</text:span> y las transformaciones finales. (Responsable: Tadeo, Víctor)</text:p>
                </text:list-item>
              </text:list>
            </text:list-item>
            <text:list-item>
              <text:p text:style-name="P56"><text:span text:style-name="T13">Hito:</text:span> <text:span text:style-name="T17">Datasets</text:span> de calibración y modelado generados y documentados.</text:p>
            </text:list-item>
          </text:list>
        </text:list-item>
        <text:list-item>
          <text:p text:style-name="P44">Semana 8: Documentación y Entrega Final</text:p>
          <text:list>
            <text:list-item>
              <text:p text:style-name="P56"><text:span text:style-name="T13">Objetivo:</text:span> Consolidar el trabajo de la asignatura.</text:p>
            </text:list-item>
            <text:list-item>
              <text:p text:style-name="P44">Tareas:</text:p>
              <text:list>
                <text:list-item>
                  <text:p text:style-name="P56">Redacción del informe final del proyecto (enfocado en el análisis de datos y los modelos <text:span text:style-name="T17">baseline</text:span>).</text:p>
                </text:list-item>
                <text:list-item>
                  <text:p text:style-name="P56">Limpieza y entrega de los <text:span text:style-name="T17">notebooks</text:span> de análisis y modelado.</text:p>
                </text:list-item>
              </text:list>
            </text:list-item>
            <text:list-item>
              <text:p text:style-name="P56"><text:span text:style-name="T13">Hito:</text:span> Entrega final del proyecto de la asignatura</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hyphenation-ladder-count="no-limit" fo:text-indent="0.1965in" style:auto-text-indent="false" style:page-number="auto"/>
      <style:text-properties fo:font-size="10.5pt" officeooo:rsid="006990a4" style:font-size-asian="10.5pt" style:font-size-complex="10.5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uloSociedad" style:family="paragraph" style:parent-style-name="Heading_20_2" style:default-outline-level="" style:list-style-name="">
      <style:paragraph-properties fo:text-align="center" style:justify-single-word="false"/>
      <style:text-properties fo:color="#808080" loext:opacity="100%" fo:font-weight="normal" officeooo:rsid="001aef16"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fo:padding="0.0193in" fo:border-left="none" fo:border-right="none" fo:border-top="none" fo:border-bottom="0.06pt solid #000000"/>
      <style:text-properties fo:font-size="18pt" fo:font-weight="normal" officeooo:rsid="00de8285" style:font-size-asian="18pt" style:font-weight-asian="normal" style:font-size-complex="18pt"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2pt" fo:font-style="italic" fo:font-weight="normal" officeooo:rsid="006990a4" style:font-size-asian="12pt" style:font-style-asian="italic" style:font-weight-asian="normal" style:font-size-complex="12pt" style:font-style-complex="italic" style:font-weight-complex="normal"/>
    </style:style>
    <style:style style:name="Autoría" style:family="paragraph" style:parent-style-name="Heading_20_3" style:default-outline-level="" style:list-style-name="">
      <style:paragraph-properties fo:margin-top="0.0398in" fo:margin-bottom="0.0429in" style:contextual-spacing="false" fo:text-align="center" style:justify-single-word="false"/>
      <style:text-properties officeooo:rsid="001cea8b"/>
    </style:style>
    <style:style style:name="SubtituloPropuesta" style:family="paragraph" style:parent-style-name="Subtitle">
      <style:paragraph-properties fo:line-height="115%"/>
      <style:text-properties officeooo:rsid="001cea8b"/>
    </style:style>
    <style:style style:name="Horizontal_20_Line" style:display-name="Horizontal Line" style:family="paragraph" style:parent-style-name="Standard" style:next-style-name="Text_20_body" style:class="html" style:master-page-name="">
      <style:paragraph-properties fo:margin-top="0in" fo:margin-bottom="0.0398in" style:contextual-spacing="false" style:page-number="auto" fo:padding="0in" fo:border-left="none" fo:border-right="none" fo:border-top="none" fo:border-bottom="0.2pt outset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solid" draw:fill-color="#dddddd"/>
      <style:paragraph-properties fo:margin-left="0.3937in" fo:margin-right="0.3937in" fo:margin-top="0in" fo:margin-bottom="0.1965in" style:contextual-spacing="false" fo:text-indent="0in" style:auto-text-indent="false" style:page-number="auto" fo:background-color="#dddddd" fo:padding="0.0398in" fo:border="non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1.5pt" fo:font-style="italic" fo:font-weight="normal" officeooo:rsid="006ac834" style:font-size-asian="11.5pt" style:font-style-asian="italic" style:font-weight-asian="normal" style:font-size-complex="11.5pt"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Header" style:family="paragraph" style:parent-style-name="Table_20_Contents">
      <style:paragraph-properties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Firma" style:family="paragraph" style:parent-style-name="Footer" style:master-page-name="">
      <style:paragraph-properties fo:text-align="center" style:justify-single-word="false" style:page-number="auto" text:number-lines="false" text:line-number="0"/>
      <style:text-properties fo:color="#666666" loext:opacity="100%" style:font-name="FreeMono" fo:font-family="FreeMono" style:font-family-generic="modern" style:font-pitch="fixed" fo:letter-spacing="0.0138in"/>
    </style:style>
    <style:style style:name="Headers" style:family="paragraph" style:parent-style-name="Text_20_body" style:master-page-name="">
      <style:paragraph-properties fo:margin-left="0in" fo:margin-right="0in" fo:margin-top="0in" fo:margin-bottom="0in" style:contextual-spacing="false" fo:line-height="100%" fo:text-align="center" style:justify-single-word="false" fo:text-indent="0in" style:auto-text-indent="false" style:page-number="auto" fo:padding="0in" fo:border="none" style:vertical-align="auto" style:join-border="true">
        <style:tab-stops/>
      </style:paragraph-properties>
      <style:text-properties fo:font-size="11pt" officeooo:rsid="001bce13" style:font-size-asian="11pt" style:font-size-complex="11pt" style:text-rotation-angle="0" style:text-rotation-scale="line-height"/>
    </style:style>
    <style:style style:name="Div" style:family="paragraph" style:parent-style-name="Headers" style:master-page-name="">
      <loext:graphic-properties draw:fill="solid" draw:fill-color="#dddddd"/>
      <style:paragraph-properties style:page-number="auto" fo:background-color="#dddddd" fo:padding-left="0.0398in" fo:padding-right="0.0398in" fo:padding-top="0in" fo:padding-bottom="0.0398in" fo:border="none">
        <style:tab-stops/>
      </style:paragraph-properties>
    </style:style>
    <style:style style:name="HorLineThick" style:family="paragraph" style:parent-style-name="Horizontal_20_Line"/>
    <style:style style:name="Subheading_20_2" style:display-name="Subheading 2" style:family="paragraph" style:parent-style-name="Text_20_body" style:master-page-name="">
      <style:paragraph-properties style:page-number="auto" fo:padding="0.0591in" fo:border-left="none" fo:border-right="none" fo:border-top="none" fo:border-bottom="0.51pt solid #000000">
        <style:tab-stops/>
      </style:paragraph-properties>
      <style:text-properties fo:color="#111111" loext:opacity="100%" style:font-name="DejaVu Serif" fo:font-family="'DejaVu Serif'" style:font-family-generic="roman" style:font-pitch="variable" fo:font-size="12pt" fo:letter-spacing="0.011in" fo:text-shadow="none" officeooo:rsid="001f7863" style:font-size-asian="12pt" style:font-size-complex="12pt"/>
    </style:style>
    <style:style style:name="Keywords" style:family="paragraph" style:master-page-name="">
      <style:paragraph-properties fo:text-align="start" style:justify-single-word="false" style:page-number="auto"/>
      <style:text-properties fo:text-transform="capitalize" fo:font-size="9pt" fo:font-style="normal" officeooo:rsid="00386d0a" style:font-size-asian="9pt" style:font-style-asian="normal" style:font-size-complex="9pt" style:font-style-complex="normal"/>
    </style:style>
    <style:style style:name="Revision" style:family="paragraph" style:parent-style-name="Horizontal_20_Line">
      <style:text-properties style:font-name="Antic" fo:font-family="Antic" style:font-pitch="variable" fo:font-size="9pt" officeooo:rsid="011b329b" style:font-size-asian="9pt" style:font-size-complex="9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 style:family="paragraph" style:parent-style-name="Text_20_body" style:master-page-name="">
      <style:paragraph-properties fo:margin-left="0in" fo:margin-right="0in" fo:margin-top="0in" fo:margin-bottom="0in" style:contextual-spacing="false" fo:text-align="start" style:justify-single-word="false" fo:text-indent="0in" style:auto-text-indent="false" style:page-number="auto" fo:padding-left="0.0984in" fo:padding-right="0.0984in" fo:padding-top="0.0193in" fo:padding-bottom="0.0984in" fo:border-left="0.06pt solid #000000" fo:border-right="0.06pt solid #000000" fo:border-top="none" fo:border-bottom="0.06pt solid #000000"/>
      <style:text-properties style:font-name="DejaVu Sans Condensed" fo:font-family="'DejaVu Sans Condensed'" style:font-family-generic="swiss" style:font-pitch="variable" fo:font-size="8pt" fo:font-style="italic" fo:font-weight="normal" officeooo:rsid="006ac834"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Subheading_20_Columns" style:display-name="Subheading Columns" style:family="paragraph" style:parent-style-name="Text_20_body">
      <style:text-properties style:font-name="Liberation Serif1" fo:font-family="'Liberation Serif'" style:font-style-name="Regular" style:font-family-generic="roman" style:font-pitch="variable" fo:font-size="10.5pt" fo:font-style="italic" fo:font-weight="normal" officeooo:rsid="002f094b" style:font-name-asian="Noto Sans CJK SC" style:font-family-asian="'Noto Sans CJK SC'" style:font-family-generic-asian="system" style:font-pitch-asian="variable" style:font-size-asian="14pt" style:font-style-asian="italic" style:font-weight-asian="normal" style:font-name-complex="Lohit Devanagari1" style:font-family-complex="'Lohit Devanagari'" style:font-family-generic-complex="system" style:font-pitch-complex="variable" style:font-size-complex="14pt" style:font-style-complex="italic" style:font-weight-complex="normal"/>
    </style:style>
    <style:style style:name="QuotationHeader" style:family="paragraph" style:parent-style-name="Subheading_20_Columns">
      <loext:graphic-properties draw:fill="solid" draw:fill-color="#dddddd"/>
      <style:paragraph-properties fo:background-color="#dddddd" fo:padding="0.0984in" fo:border-left="0.06pt solid #000000" fo:border-right="0.06pt solid #000000" fo:border-top="0.06pt solid #000000" fo:border-bottom="none"/>
      <style:text-properties style:font-name="DejaVu Sans Condensed" fo:font-family="'DejaVu Sans Condensed'" style:font-family-generic="swiss" style:font-pitch="variable" fo:font-size="8pt" fo:font-style="italic" fo:font-weight="normal" officeooo:rsid="00661aa9"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hotoFooter" style:family="paragraph" style:parent-style-name="Text_20_body">
      <style:paragraph-properties fo:text-align="center" style:justify-single-word="false"/>
      <style:text-properties style:font-name="FreeMono" fo:font-family="FreeMono" style:font-family-generic="modern" style:font-pitch="fixed" fo:font-size="9pt" officeooo:rsid="00c62f7b" style:font-size-asian="9pt" style:font-size-complex="9pt"/>
    </style:style>
    <style:style style:name="Código" style:family="paragraph" style:parent-style-name="Text_20_body">
      <style:paragraph-properties fo:margin-left="0in" fo:margin-right="0in" fo:text-align="center" style:justify-single-word="false" fo:text-indent="0in" style:auto-text-indent="false"/>
      <style:text-properties style:font-name="Liberation Mono" fo:font-family="'Liberation Mono'" style:font-family-generic="modern" style:font-pitch="fixed" fo:font-size="9pt" officeooo:rsid="00e068b2" fo:background-color="transparent" style:font-size-asian="9pt" style:font-size-complex="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Cuerpo_20_de_20_texto" style:display-name="Cuerpo de texto"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MP2" style:family="paragraph" style:parent-style-name="Footer">
      <style:paragraph-properties fo:text-align="center" style:justify-single-word="false"/>
      <style:text-properties officeooo:rsid="0070bb48" officeooo:paragraph-rsid="0070bb48"/>
    </style:style>
    <style:style style:name="MP3"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MP4"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99ee7" style:font-size-asian="10.5pt" style:font-size-complex="10.5pt"/>
    </style:style>
    <style:style style:name="MP5" style:family="paragraph" style:parent-style-name="Footer">
      <style:paragraph-properties fo:text-align="center" style:justify-single-word="false"/>
      <style:text-properties officeooo:rsid="0070bb48" officeooo:paragraph-rsid="01199ee7"/>
    </style:style>
    <style:style style:name="MT1" style:family="text">
      <style:text-properties style:font-name="FreeMono" fo:font-size="9pt" fo:font-style="italic" officeooo:rsid="00de4658" style:font-size-asian="9pt" style:font-style-asian="italic" style:font-size-complex="9pt" style:font-style-complex="italic"/>
    </style:style>
    <style:style style:name="MT2" style:family="text">
      <style:text-properties style:font-name="FreeMono" fo:font-size="9pt" fo:font-style="italic" style:font-size-asian="9pt" style:font-style-asian="italic" style:font-size-complex="9pt" style:font-style-complex="italic"/>
    </style:style>
    <style:style style:name="MT3" style:family="text">
      <style:text-properties style:font-name="FreeMono" fo:font-size="9pt" fo:font-style="italic" officeooo:rsid="003f9c13" style:font-size-asian="9pt" style:font-style-asian="italic" style:font-size-complex="9pt" style:font-style-complex="italic"/>
    </style:style>
    <style:style style:name="MT4" style:family="text">
      <style:text-properties style:font-name="FreeMono" fo:font-size="9pt" fo:font-style="italic" officeooo:rsid="00de3318" style:font-size-asian="9pt" style:font-style-asian="italic" style:font-size-complex="9pt" style:font-style-complex="italic"/>
    </style:style>
    <style:style style:name="MT5" style:family="text">
      <style:text-properties officeooo:rsid="01199ee7"/>
    </style:style>
    <style:style style:name="MT6" style:family="text">
      <style:text-properties style:font-name="FreeMono" fo:font-size="9pt" fo:font-style="italic" officeooo:rsid="01199ee7" style:font-size-asian="9pt" style:font-style-asian="italic" style:font-size-complex="9pt" style:font-style-complex="italic"/>
    </style:style>
    <style:page-layout style:name="Mpm1">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08in" fo:margin-left="0in" fo:margin-right="0in" fo:margin-top="0.1965in" fo:background-color="transparent" style:dynamic-spacing="false" draw:fill="none" draw:fill-color="#729fcf"/>
      </style:footer-style>
    </style:page-layout>
    <style:page-layout style:name="Mpm3">
      <style:page-layout-properties fo:page-width="11.6929in" fo:page-height="8.2681in" style:num-format="1" style:print-orientation="landscape"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12</text:page-number></text:p>
      </style:footer>
    </style:master-page>
    <style:master-page style:name="_33_" style:display-name="3" style:page-layout-name="Mpm2" draw:style-name="Mdp1" style:next-style-name="Standard">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3</text:page-number></text:p>
      </style:footer>
    </style:master-page>
    <style:master-page style:name="_34_" style:display-name="4" style:page-layout-name="Mpm3" draw:style-name="Mdp1" style:next-style-name="_35_">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style:master-page style:name="_31_" style:display-name="1" style:page-layout-name="Mpm1" draw:style-name="Mdp1" style:next-style-name="_32_">
      <style:header>
        <text:p text:style-name="MP3">Proyecto de <text:span text:style-name="MT5">Computación I </text:span>– Á<text:span text:style-name="MT5">lvaro Manuel Rodríguez Rodríguez</text:span></text:p>
      </style:header>
      <style:footer>
        <text:p text:style-name="MP2"><text:span text:style-name="MT6">Grupo 12</text:span><text:span text:style-name="MT2"> </text:span><text:span text:style-name="MT3">© </text:span><text:span text:style-name="MT2">202</text:span><text:span text:style-name="MT4">4 – </text:span><text:span text:style-name="MT1">Creative Commons BY-CC</text:span></text:p>
        <text:p text:style-name="Footer"><text:page-number text:select-page="current">1</text:page-number></text:p>
      </style:footer>
    </style:master-page>
    <style:master-page style:name="_32_" style:display-name="2" style:page-layout-name="Mpm1" draw:style-name="Mdp1" style:next-style-name="_33_">
      <style:header>
        <text:p text:style-name="MP4">Proyecto de <text:span text:style-name="MT5">Computación I </text:span>– Á<text:span text:style-name="MT5">lvaro Manuel Rodríguez Rodríguez</text:span></text:p>
      </style:header>
      <style:footer>
        <text:p text:style-name="MP5"><text:span text:style-name="MT6">Grupo 12</text:span><text:span text:style-name="MT1"> </text:span><text:span text:style-name="MT3">© </text:span><text:span text:style-name="MT1">202</text:span><text:span text:style-name="MT4">4 – </text:span><text:span text:style-name="MT1">Creative Commons BY-CC</text:span></text:p>
        <text:p text:style-name="Footer"><text:page-number text:select-page="current">2</text:page-number></text:p>
      </style:footer>
    </style:master-page>
    <style:master-page style:name="_35_" style:display-name="5" style:page-layout-name="Mpm3" draw:style-name="Mdp1" style:next-style-name="_36_">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style:master-page style:name="_36_" style:display-name="6" style:page-layout-name="Mpm3" draw:style-name="Mdp1" style:next-style-name="_37_">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style:master-page style:name="_37_" style:display-name="7" style:page-layout-name="Mpm3" draw:style-name="Mdp1" style:next-style-name="Standard">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4:49:04.781883744</meta:creation-date>
    <meta:editing-duration>PT14M33S</meta:editing-duration>
    <meta:editing-cycles>4</meta:editing-cycles>
    <meta:generator>LibreOffice/24.2.7.2$Linux_X86_64 LibreOffice_project/420$Build-2</meta:generator>
    <dc:title>Memoria</dc:title>
    <dc:date>2025-10-22T16:31:31.843560533</dc:date>
    <meta:document-statistic meta:table-count="0" meta:image-count="0" meta:object-count="0" meta:page-count="12" meta:paragraph-count="266" meta:word-count="4506" meta:character-count="29674" meta:non-whitespace-character-count="25551"/>
    <meta:template xlink:type="simple" xlink:actuate="onRequest" xlink:title="Memoria" xlink:href="../../../../../Templates/Memoria.ott" meta:date="2025-10-22T14:49:04.371691113"/>
  </office:meta>
</office:document-meta>
</file>